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5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in" style:font-size-asian="1in" style:font-size-complex="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in" style:font-size-asian="1in" style:font-size-complex="1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7">
      <style:paragraph-properties fo:line-height="15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5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5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5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5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6667in" style:font-size-asian="0.66667in" style:font-size-complex="0.66667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in" style:font-size-asian="0.5in" style:font-size-complex="0.5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in" style:font-size-asian="1in" style:font-size-complex="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in" style:font-size-asian="1in" style:font-size-complex="1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15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6">
      <style:paragraph-properties fo:line-height="115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15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2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7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2">
      <style:paragraph-properties fo:line-height="115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5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15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5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20">
      <text:list-level-style-number text:level="1" style:num-format="1" style:num-suffix="." style:num-list-format-name="">
        <style:list-level-properties text:space-before="0in" text:min-label-width="0.5625in"/>
        <style:text-properties fo:color="#ffffff" fo:font-family="Wingdings" style:font-pitch="variable" fo:font-size="11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color="#ffffff" fo:font-family="Wingdings" style:font-pitch="variable" fo:font-size="11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color="#ffffff" fo:font-family="Wingdings" style:font-pitch="variable" fo:font-size="11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color="#ffffff" fo:font-family="Wingdings" style:font-pitch="variable" fo:font-size="11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color="#ffffff" fo:font-family="Wingdings" style:font-pitch="variable" fo:font-size="11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color="#ffffff" fo:font-family="Wingdings" style:font-pitch="variable" fo:font-size="11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color="#ffffff" fo:font-family="Wingdings" style:font-pitch="variable" fo:font-size="11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color="#ffffff" fo:font-family="Wingdings" style:font-pitch="variable" fo:font-size="11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color="#ffffff" fo:font-family="Wingdings" style:font-pitch="variable" fo:font-size="110%"/>
      </text:list-level-style-number>
    </text:list-style>
    <text:list-style style:name="a1123">
      <text:list-level-style-number text:level="1" style:num-format="1" style:num-suffix="." style:num-list-format-name="">
        <style:list-level-properties text:space-before="0in" text:min-label-width="0.5625in"/>
        <style:text-properties fo:color="#ffffff" fo:font-family="Wingdings" style:font-pitch="variable" fo:font-size="11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color="#ffffff" fo:font-family="Wingdings" style:font-pitch="variable" fo:font-size="11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color="#ffffff" fo:font-family="Wingdings" style:font-pitch="variable" fo:font-size="11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color="#ffffff" fo:font-family="Wingdings" style:font-pitch="variable" fo:font-size="11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color="#ffffff" fo:font-family="Wingdings" style:font-pitch="variable" fo:font-size="11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color="#ffffff" fo:font-family="Wingdings" style:font-pitch="variable" fo:font-size="11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color="#ffffff" fo:font-family="Wingdings" style:font-pitch="variable" fo:font-size="11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color="#ffffff" fo:font-family="Wingdings" style:font-pitch="variable" fo:font-size="11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color="#ffffff" fo:font-family="Wingdings" style:font-pitch="variable" fo:font-size="110%"/>
      </text:list-level-style-number>
    </text:list-style>
    <text:list-style style:name="a1319">
      <text:list-level-style-bullet text:level="1" text:bullet-char="§">
        <style:list-level-properties text:space-before="0in" text:min-label-width="0.25in"/>
        <style:text-properties fo:color="#ff0000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ff0000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ff0000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ff0000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ff0000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ff0000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ff0000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ff0000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ff0000" fo:font-family="Wingdings" style:font-pitch="variable" fo:font-size="100%"/>
      </text:list-level-style-bullet>
    </text:list-style>
    <text:list-style style:name="a12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7">
      <text:list-level-style-number text:level="1" style:num-format="1" style:num-suffix="." style:num-list-format-name="">
        <style:list-level-properties text:space-before="0in" text:min-label-width="0.5625in"/>
        <style:text-properties fo:color="#ffffff" fo:font-family="Wingdings" style:font-pitch="variable" fo:font-size="11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color="#ffffff" fo:font-family="Wingdings" style:font-pitch="variable" fo:font-size="11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color="#ffffff" fo:font-family="Wingdings" style:font-pitch="variable" fo:font-size="11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color="#ffffff" fo:font-family="Wingdings" style:font-pitch="variable" fo:font-size="11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color="#ffffff" fo:font-family="Wingdings" style:font-pitch="variable" fo:font-size="11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color="#ffffff" fo:font-family="Wingdings" style:font-pitch="variable" fo:font-size="11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color="#ffffff" fo:font-family="Wingdings" style:font-pitch="variable" fo:font-size="11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color="#ffffff" fo:font-family="Wingdings" style:font-pitch="variable" fo:font-size="11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color="#ffffff" fo:font-family="Wingdings" style:font-pitch="variable" fo:font-size="110%"/>
      </text:list-level-style-number>
    </text:list-style>
    <text:list-style style:name="a1340">
      <text:list-level-style-bullet text:level="1" text:bullet-char="§">
        <style:list-level-properties text:space-before="0in" text:min-label-width="0.25in"/>
        <style:text-properties fo:color="#ff0000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ff0000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ff0000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ff0000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ff0000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ff0000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ff0000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ff0000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ff0000" fo:font-family="Wingdings" style:font-pitch="variable" fo:font-size="100%"/>
      </text:list-level-style-bullet>
    </text:list-style>
    <text:list-style style:name="a1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4">
      <text:list-level-style-number text:level="1" style:num-format="1" style:num-suffix="." style:num-list-format-name="">
        <style:list-level-properties text:space-before="0in" text:min-label-width="0.5625in"/>
        <style:text-properties fo:color="#ffffff" fo:font-family="Wingdings" style:font-pitch="variable" fo:font-size="11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color="#ffffff" fo:font-family="Wingdings" style:font-pitch="variable" fo:font-size="11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color="#ffffff" fo:font-family="Wingdings" style:font-pitch="variable" fo:font-size="11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color="#ffffff" fo:font-family="Wingdings" style:font-pitch="variable" fo:font-size="11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color="#ffffff" fo:font-family="Wingdings" style:font-pitch="variable" fo:font-size="11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color="#ffffff" fo:font-family="Wingdings" style:font-pitch="variable" fo:font-size="11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color="#ffffff" fo:font-family="Wingdings" style:font-pitch="variable" fo:font-size="11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color="#ffffff" fo:font-family="Wingdings" style:font-pitch="variable" fo:font-size="11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color="#ffffff" fo:font-family="Wingdings" style:font-pitch="variable" fo:font-size="110%"/>
      </text:list-level-style-number>
    </text:list-style>
    <text:list-style style:name="a1117">
      <text:list-level-style-number text:level="1" style:num-format="1" style:num-suffix="." style:num-list-format-name="">
        <style:list-level-properties text:space-before="0in" text:min-label-width="0.5625in"/>
        <style:text-properties fo:color="#ffffff" fo:font-family="Wingdings" style:font-pitch="variable" fo:font-size="11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color="#ffffff" fo:font-family="Wingdings" style:font-pitch="variable" fo:font-size="11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color="#ffffff" fo:font-family="Wingdings" style:font-pitch="variable" fo:font-size="11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color="#ffffff" fo:font-family="Wingdings" style:font-pitch="variable" fo:font-size="11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color="#ffffff" fo:font-family="Wingdings" style:font-pitch="variable" fo:font-size="11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color="#ffffff" fo:font-family="Wingdings" style:font-pitch="variable" fo:font-size="11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color="#ffffff" fo:font-family="Wingdings" style:font-pitch="variable" fo:font-size="11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color="#ffffff" fo:font-family="Wingdings" style:font-pitch="variable" fo:font-size="11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color="#ffffff" fo:font-family="Wingdings" style:font-pitch="variable" fo:font-size="110%"/>
      </text:list-level-style-number>
    </text:list-style>
    <text:list-style style:name="a1331">
      <text:list-level-style-bullet text:level="1" text:bullet-char="§">
        <style:list-level-properties text:space-before="0in" text:min-label-width="0.25in"/>
        <style:text-properties fo:color="#ff0000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ff0000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ff0000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ff0000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ff0000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ff0000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ff0000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ff0000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ff0000" fo:font-family="Wingdings" style:font-pitch="variable" fo:font-size="100%"/>
      </text:list-level-style-bullet>
    </text:list-style>
    <text:list-style style:name="a115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34">
      <text:list-level-style-bullet text:level="1" text:bullet-char="§">
        <style:list-level-properties text:space-before="0in" text:min-label-width="0.25in"/>
        <style:text-properties fo:color="#ff0000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ff0000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ff0000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ff0000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ff0000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ff0000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ff0000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ff0000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ff0000" fo:font-family="Wingdings" style:font-pitch="variable" fo:font-size="100%"/>
      </text:list-level-style-bullet>
    </text:list-style>
    <text:list-style style:name="a1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7">
      <text:list-level-style-bullet text:level="1" text:bullet-char="§">
        <style:list-level-properties text:space-before="0in" text:min-label-width="0.25in"/>
        <style:text-properties fo:color="#ff0000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ff0000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ff0000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ff0000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ff0000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ff0000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ff0000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ff0000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ff0000" fo:font-family="Wingdings" style:font-pitch="variable" fo:font-size="100%"/>
      </text:list-level-style-bullet>
    </text:list-style>
    <text:list-style style:name="a114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8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22">
      <text:list-level-style-bullet text:level="1" text:bullet-char="§">
        <style:list-level-properties text:space-before="0in" text:min-label-width="0.25in"/>
        <style:text-properties fo:color="#ff0000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ff0000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ff0000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ff0000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ff0000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ff0000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ff0000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ff0000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ff0000" fo:font-family="Wingdings" style:font-pitch="variable" fo:font-size="100%"/>
      </text:list-level-style-bullet>
    </text:list-style>
    <text:list-style style:name="a12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5">
      <text:list-level-style-bullet text:level="1" text:bullet-char="§">
        <style:list-level-properties text:space-before="0in" text:min-label-width="0.25in"/>
        <style:text-properties fo:color="#ff0000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ff0000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ff0000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ff0000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ff0000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ff0000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ff0000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ff0000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ff0000" fo:font-family="Wingdings" style:font-pitch="variable" fo:font-size="100%"/>
      </text:list-level-style-bullet>
    </text:list-style>
    <text:list-style style:name="a12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28">
      <text:list-level-style-bullet text:level="1" text:bullet-char="§">
        <style:list-level-properties text:space-before="0in" text:min-label-width="0.25in"/>
        <style:text-properties fo:color="#ff0000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ff0000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ff0000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ff0000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ff0000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ff0000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ff0000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ff0000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ff0000" fo:font-family="Wingdings" style:font-pitch="variable" fo:font-size="100%"/>
      </text:list-level-style-bullet>
    </text:list-style>
    <text:list-style style:name="a117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</office:automatic-styles>
  <office:body>
    <office:presentation>
      <draw:page draw:name="Slide1" draw:style-name="a1099" draw:master-page-name="Master1-Layout1-title-Title-Slide" presentation:presentation-page-layout-name="Master1-PPL1" draw:id="Slide-256">
        <draw:frame draw:id="id317" presentation:style-name="a1103" draw:name="Title 1" svg:x="1.92392in" svg:y="2.2698in" svg:width="5.54483in" svg:height="1.2302in" presentation:class="title" presentation:placeholder="false">
          <draw:text-box>
            <text:p text:style-name="a1102" text:class-names="" text:cond-style-name=""><text:span text:style-name="a1100" text:class-names="">Welcome</text:span><text:span text:style-name="a1101" text:class-names=""/></text:p>
          </draw:text-box>
          <svg:title/>
          <svg:desc/>
        </draw:frame>
        <draw:frame draw:id="id318" presentation:style-name="a1109" draw:name="Subtitle 2" svg:x="2.32497in" svg:y="4in" svg:width="4.74274in" svg:height="1.41556in" presentation:class="subtitle" presentation:placeholder="false">
          <draw:text-box>
            <text:p text:style-name="a1108" text:class-names="" text:cond-style-name=""><text:span text:style-name="a1104" text:class-names="">Team Name</text:span><text:span text:style-name="a1105" text:class-names="">:<text:s text:c="1"/></text:span><text:span text:style-name="a1106" text:class-names="">The List<text:s text:c="1"/></text:span><text:span text:style-name="a1107" text:class-names=""/></text:p>
          </draw:text-box>
          <svg:title/>
          <svg:desc/>
        </draw:frame>
        <draw:frame draw:id="id319" draw:style-name="a1128" draw:name="Subtitle 2" svg:x="7.6875in" svg:y="2.49219in" svg:width="3.23438in" svg:height="3.21094in">
          <draw:text-box>
            <text:p text:style-name="a1111" text:class-names="" text:cond-style-name=""><text:span text:style-name="a1110" text:class-names="">Members<text:s text:c="1"/></text:span></text:p>
            <text:list text:style-name="a1114">
              <text:list-item>
                <text:p text:style-name="a1113" text:class-names="" text:cond-style-name=""><text:span text:style-name="a1112" text:class-names="">Rose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Claire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Hana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Jennifer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4" text:class-names="">Timothy</text:span><text:span text:style-name="a1125" text:class-names=""/></text:p>
              </text:list-item>
            </text:list>
          </draw:text-box>
          <svg:title/>
          <svg:desc/>
        </draw:frame>
      </draw:page>
      <draw:page draw:name="Slide5" draw:style-name="a1129" draw:master-page-name="Master1-Layout1-title-Title-Slide" presentation:presentation-page-layout-name="Master1-PPL1" draw:id="Slide-260">
        <draw:frame draw:id="id320" presentation:style-name="a1133" draw:name="Title 1" svg:x="3.17917in" svg:y="3.225in" svg:width="6.975in" svg:height="1.75in" presentation:class="title" presentation:placeholder="false">
          <draw:text-box>
            <text:p text:style-name="a1132" text:class-names="" text:cond-style-name=""><text:span text:style-name="a1130" text:class-names="">ARRAYS[]</text:span><text:span text:style-name="a1131" text:class-names=""/></text:p>
          </draw:text-box>
          <svg:title/>
          <svg:desc/>
        </draw:frame>
      </draw:page>
      <draw:page draw:name="Slide2" draw:style-name="a1134" draw:master-page-name="Master1-Layout2-obj-Title-and-Content" presentation:presentation-page-layout-name="Master1-PPL2" draw:id="Slide-257">
        <draw:frame draw:id="id321" presentation:style-name="a1137" draw:name="Title 1" svg:x="0.97182in" svg:y="2.56991in" svg:width="3.82653in" svg:height="2.6864in" presentation:class="title" presentation:placeholder="false">
          <draw:text-box>
            <text:p text:style-name="a1136" text:class-names="" text:cond-style-name=""><text:span text:style-name="a1135" text:class-names="">Introduction to JavaScript Array</text:span></text:p>
          </draw:text-box>
          <svg:title/>
          <svg:desc/>
        </draw:frame>
        <draw:frame draw:id="id322" draw:style-name="a1147" draw:name="Content Placeholder 2" svg:x="5.97501in" svg:y="0.83474in" svg:width="6.86994in" svg:height="1.96791in">
          <draw:text-box>
            <text:list text:style-name="a1144">
              <text:list-item>
                <text:p text:style-name="a1143" text:class-names="" text:cond-style-name=""><text:span text:style-name="a1138" text:class-names="">A JavaScript array is a special variable that allows you to store<text:s text:c="1"/></text:span><text:span text:style-name="a1139" text:class-names="">multiple values</text:span><text:span text:style-name="a1140" text:class-names=""><text:s text:c="1"/>in a<text:s text:c="1"/></text:span><text:span text:style-name="a1141" text:class-names="">single container</text:span><text:span text:style-name="a1142" text:class-names="">.</text:span></text:p>
              </text:list-item>
            </text:list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323" draw:style-name="a1158" draw:name="Content Placeholder 2" svg:x="5.97501in" svg:y="3.46686in" svg:width="6.86994in" svg:height="2.21445in">
          <draw:text-box>
            <text:list text:style-name="a1157">
              <text:list-item>
                <text:p text:style-name="a1156" text:class-names="" text:cond-style-name=""><text:span text:style-name="a1148" text:class-names="">Arrays are<text:s text:c="1"/></text:span><text:span text:style-name="a1149" text:class-names="">ordered</text:span><text:span text:style-name="a1150" text:class-names="">,<text:s text:c="1"/></text:span><text:span text:style-name="a1151" text:class-names="">dynamic</text:span><text:span text:style-name="a1152" text:class-names="">, and can store<text:s text:c="1"/></text:span><text:span text:style-name="a1153" text:class-names="">mixed data types</text:span><text:span text:style-name="a1154" text:class-names="">, such as numbers, strings, Booleans, and even other arrays</text:span><text:span text:style-name="a1155" text:class-names="">.</text:span></text:p>
              </text:list-item>
            </text:list>
          </draw:text-box>
          <svg:title/>
          <svg:desc/>
        </draw:frame>
        <draw:frame draw:id="id324" draw:style-name="a1162" draw:name="Title 1" svg:x="1.59098in" svg:y="1.40651in" svg:width="2.43402in" svg:height="1.44614in">
          <draw:text-box>
            <text:p text:style-name="a1161" text:class-names="" text:cond-style-name=""><text:span text:style-name="a1159" text:class-names="">[<text:s text:c="1"/></text:span><text:span text:style-name="a1160" text:class-names="">]</text:span></text:p>
          </draw:text-box>
          <svg:title/>
          <svg:desc/>
        </draw:frame>
      </draw:page>
      <draw:page draw:name="Slide3" draw:style-name="a1163" draw:master-page-name="Master1-Layout2-obj-Title-and-Content" presentation:presentation-page-layout-name="Master1-PPL2" draw:id="Slide-258">
        <draw:frame draw:id="id325" presentation:style-name="a1166" draw:name="Title 1" svg:x="0.97182in" svg:y="2.56991in" svg:width="3.82653in" svg:height="2.6864in" presentation:class="title" presentation:placeholder="false">
          <draw:text-box>
            <text:p text:style-name="a1165" text:class-names="" text:cond-style-name=""><text:span text:style-name="a1164" text:class-names="">Key Features of Arrays</text:span></text:p>
          </draw:text-box>
          <svg:title/>
          <svg:desc/>
        </draw:frame>
        <draw:frame draw:id="id326" presentation:style-name="a1182" draw:name="Rectangle 1" svg:x="5.92758in" svg:y="1.13955in" svg:width="6.76151in" svg:height="4.6762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7" text:class-names="">Arrays use index-based access, starting from<text:s text:c="1"/></text:span><text:span text:style-name="a1168" text:class-names="">0.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Arrays can grow or shrink dynamically.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Arrays can hold different types of data.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7" text:class-names="">Arrays are a type of<text:s text:c="1"/></text:span><text:span text:style-name="a1178" text:class-names="">object</text:span><text:span text:style-name="a1179" text:class-names=""><text:s text:c="1"/>in JavaScript.</text:span></text:p>
              </text:list-item>
            </text:list>
          </draw:text-box>
          <svg:title/>
          <svg:desc/>
        </draw:frame>
        <draw:frame draw:id="id327" draw:style-name="a1186" draw:name="Title 1" svg:x="1.59098in" svg:y="1.40651in" svg:width="2.43402in" svg:height="1.44614in">
          <draw:text-box>
            <text:p text:style-name="a1185" text:class-names="" text:cond-style-name=""><text:span text:style-name="a1183" text:class-names="">[<text:s text:c="1"/></text:span><text:span text:style-name="a1184" text:class-names="">]</text:span></text:p>
          </draw:text-box>
          <svg:title/>
          <svg:desc/>
        </draw:frame>
      </draw:page>
      <draw:page draw:name="Slide6" draw:style-name="a1187" draw:master-page-name="Master1-Layout2-obj-Title-and-Content" presentation:presentation-page-layout-name="Master1-PPL2" draw:id="Slide-261">
        <draw:frame draw:id="id328" presentation:style-name="a1190" draw:name="Title 1" svg:x="0.97182in" svg:y="2.56991in" svg:width="3.82653in" svg:height="2.6864in" presentation:class="title" presentation:placeholder="false">
          <draw:text-box>
            <text:p text:style-name="a1189" text:class-names="" text:cond-style-name=""><text:span text:style-name="a1188" text:class-names="">Creating Arrays</text:span></text:p>
          </draw:text-box>
          <svg:title/>
          <svg:desc/>
        </draw:frame>
        <draw:frame draw:id="id329" presentation:style-name="a1220" draw:name="Rectangle 1" svg:x="5.41751in" svg:y="2.52236in" svg:width="7.50749in" svg:height="1.91056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1" text:class-names="">let</text:span><text:span text:style-name="a1192" text:class-names=""><text:s text:c="1"/></text:span><text:span text:style-name="a1193" text:class-names="">furniture<text:s text:c="1"/></text:span><text:span text:style-name="a1194" text:class-names="">= ["Sofa", "Table", "Drawer</text:span><text:span text:style-name="a1195" text:class-names="">"];</text:span><text:span text:style-name="a119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199" text:class-names="">let</text:span><text:span text:style-name="a1200" text:class-names=""><text:s text:c="1"/></text:span><text:span text:style-name="a1201" text:class-names="">woodStock</text:span><text:span text:style-name="a1202" text:class-names=""><text:s text:c="1"/></text:span><text:span text:style-name="a1203" text:class-names="">=<text:s text:c="1"/></text:span><text:span text:style-name="a1204" text:class-names="">new</text:span><text:span text:style-name="a1205" text:class-names=""><text:s text:c="1"/>Array</text:span><text:span text:style-name="a1206" text:class-names="">(</text:span><text:span text:style-name="a1207" text:class-names="">"Timber", "Poles"</text:span><text:span text:style-name="a1208" text:class-names="">);</text:span><text:span text:style-name="a1209" text:class-names=""/></text:p>
              </text:list-item>
            </text:list>
            <text:list text:style-name="a1219">
              <text:list-item>
                <text:p text:style-name="a1218" text:class-names="" text:cond-style-name=""><text:span text:style-name="a1212" text:class-names="">c</text:span><text:span text:style-name="a1213" text:class-names="">onst<text:s text:c="1"/></text:span><text:span text:style-name="a1214" text:class-names="">sales</text:span><text:span text:style-name="a1215" text:class-names=""><text:s text:c="1"/></text:span><text:span text:style-name="a1216" text:class-names="">= [];</text:span><text:span text:style-name="a1217" text:class-names=""/></text:p>
              </text:list-item>
            </text:list>
          </draw:text-box>
          <svg:title/>
          <svg:desc/>
        </draw:frame>
        <draw:frame draw:id="id330" draw:style-name="a1224" draw:name="Title 1" svg:x="1.59098in" svg:y="1.40651in" svg:width="2.43402in" svg:height="1.44614in">
          <draw:text-box>
            <text:p text:style-name="a1223" text:class-names="" text:cond-style-name=""><text:span text:style-name="a1221" text:class-names="">[<text:s text:c="1"/></text:span><text:span text:style-name="a1222" text:class-names="">]</text:span></text:p>
          </draw:text-box>
          <svg:title/>
          <svg:desc/>
        </draw:frame>
      </draw:page>
      <draw:page draw:name="Slide7" draw:style-name="a1225" draw:master-page-name="Master1-Layout2-obj-Title-and-Content" presentation:presentation-page-layout-name="Master1-PPL2" draw:id="Slide-262">
        <draw:frame draw:id="id331" presentation:style-name="a1228" draw:name="Title 1" svg:x="0.97182in" svg:y="2.56991in" svg:width="3.82653in" svg:height="2.6864in" presentation:class="title" presentation:placeholder="false">
          <draw:text-box>
            <text:p text:style-name="a1227" text:class-names="" text:cond-style-name=""><text:span text:style-name="a1226" text:class-names="">Accessing and Modifying Array Elements</text:span></text:p>
          </draw:text-box>
          <svg:title/>
          <svg:desc/>
        </draw:frame>
        <draw:frame draw:id="id332" presentation:style-name="a1258" draw:name="Rectangle 1" svg:x="5.34742in" svg:y="2.23963in" svg:width="7.75258in" svg:height="2.73394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29" text:class-names="">let</text:span><text:span text:style-name="a1230" text:class-names=""><text:s text:c="1"/>furniture = ["Sofa", "Table", "Drawer"];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33" text:class-names="">console</text:span><text:span text:style-name="a1234" text:class-names="">.log</text:span><text:span text:style-name="a1235" text:class-names="">(</text:span><text:span text:style-name="a1236" text:class-names="">furnitur</text:span><text:span text:style-name="a1237" text:class-names="">e</text:span><text:span text:style-name="a1238" text:class-names="">[</text:span><text:span text:style-name="a1239" text:class-names="">1</text:span><text:span text:style-name="a1240" text:class-names="">]); <text:s text:c="2"/>//<text:s text:c="1"/></text:span><text:span text:style-name="a1241" text:class-names="">Table</text:span><text:span text:style-name="a1242" text:class-names=""/></text:p>
              </text:list-item>
            </text:list>
            <text:list text:style-name="a1254">
              <text:list-item>
                <text:p text:style-name="a1253" text:class-names="" text:cond-style-name=""><text:span text:style-name="a1245" text:class-names="">furnitur</text:span><text:span text:style-name="a1246" text:class-names="">e</text:span><text:span text:style-name="a1247" text:class-names="">[</text:span><text:span text:style-name="a1248" text:class-names="">2</text:span><text:span text:style-name="a1249" text:class-names="">] =<text:s text:c="1"/></text:span><text:span text:style-name="a1250" text:class-names="">“Bed</text:span><text:span text:style-name="a1251" text:class-names="">";</text:span><text:span text:style-name="a1252" text:class-names=""/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/></text:p>
              </text:list-item>
            </text:list>
          </draw:text-box>
          <svg:title/>
          <svg:desc/>
        </draw:frame>
        <draw:frame draw:id="id333" draw:style-name="a1262" draw:name="Title 1" svg:x="1.59098in" svg:y="1.40651in" svg:width="2.43402in" svg:height="1.44614in">
          <draw:text-box>
            <text:p text:style-name="a1261" text:class-names="" text:cond-style-name=""><text:span text:style-name="a1259" text:class-names="">[<text:s text:c="1"/></text:span><text:span text:style-name="a1260" text:class-names="">]</text:span></text:p>
          </draw:text-box>
          <svg:title/>
          <svg:desc/>
        </draw:frame>
      </draw:page>
      <draw:page draw:name="Slide9" draw:style-name="a1263" draw:master-page-name="Master1-Layout2-obj-Title-and-Content" presentation:presentation-page-layout-name="Master1-PPL2" draw:id="Slide-264">
        <draw:frame draw:id="id334" presentation:style-name="a1267" draw:name="Title 1" svg:x="0.97182in" svg:y="2.56991in" svg:width="3.82653in" svg:height="2.6864in" presentation:class="title" presentation:placeholder="false">
          <draw:text-box>
            <text:p text:style-name="a1266" text:class-names="" text:cond-style-name=""><text:span text:style-name="a1264" text:class-names="">Looping Through Arrays</text:span><text:span text:style-name="a1265" text:class-names=""/></text:p>
          </draw:text-box>
          <svg:title/>
          <svg:desc/>
        </draw:frame>
        <draw:frame draw:id="id335" draw:style-name="a1271" draw:name="Title 1" svg:x="1.59098in" svg:y="1.40651in" svg:width="2.43402in" svg:height="1.44614in">
          <draw:text-box>
            <text:p text:style-name="a1270" text:class-names="" text:cond-style-name=""><text:span text:style-name="a1268" text:class-names="">[<text:s text:c="1"/></text:span><text:span text:style-name="a1269" text:class-names="">]</text:span></text:p>
          </draw:text-box>
          <svg:title/>
          <svg:desc/>
        </draw:frame>
        <draw:frame draw:id="id336" presentation:style-name="a1308" draw:name="Rectangle 3" svg:x="5.0054in" svg:y="2.2023in" svg:width="8.07111in" svg:height="2.28186in" presentation:class="outline" presentation:placeholder="false">
          <draw:text-box>
            <text:list text:style-name="a1288">
              <text:list-item>
                <text:p text:style-name="a1287" text:class-names="" text:cond-style-name=""><text:span text:style-name="a1272" text:class-names="">for</text:span><text:span text:style-name="a1273" text:class-names=""><text:s text:c="1"/>(</text:span><text:span text:style-name="a1274" text:class-names="">let</text:span><text:span text:style-name="a1275" text:class-names=""><text:s text:c="1"/></text:span><text:span text:style-name="a1276" text:class-names="">i</text:span><text:span text:style-name="a1277" text:class-names=""><text:s text:c="1"/>= 0;<text:s text:c="1"/></text:span><text:span text:style-name="a1278" text:class-names="">i</text:span><text:span text:style-name="a1279" text:class-names=""><text:s text:c="1"/>&lt;<text:s text:c="1"/></text:span><text:span text:style-name="a1280" text:class-names="">furnitur</text:span><text:span text:style-name="a1281" text:class-names="">e</text:span><text:span text:style-name="a1282" text:class-names="">.</text:span><text:span text:style-name="a1283" text:class-names="">length</text:span><text:span text:style-name="a1284" text:class-names="">;<text:s text:c="1"/></text:span><text:span text:style-name="a1285" text:class-names="">i</text:span><text:span text:style-name="a1286" text:class-names="">++) {...}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89" text:class-names="">for</text:span><text:span text:style-name="a1290" text:class-names=""><text:s text:c="1"/>(</text:span><text:span text:style-name="a1291" text:class-names="">let</text:span><text:span text:style-name="a1292" text:class-names=""><text:s text:c="1"/>item<text:s text:c="1"/></text:span><text:span text:style-name="a1293" text:class-names="">of</text:span><text:span text:style-name="a1294" text:class-names=""><text:s text:c="1"/></text:span><text:span text:style-name="a1295" text:class-names="">furnitur</text:span><text:span text:style-name="a1296" text:class-names="">e</text:span><text:span text:style-name="a1297" text:class-names="">)<text:s text:c="1"/></text:span><text:span text:style-name="a1298" text:class-names="">{...}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1" text:class-names="">furnitur</text:span><text:span text:style-name="a1302" text:class-names="">e</text:span><text:span text:style-name="a1303" text:class-names="">.</text:span><text:span text:style-name="a1304" text:class-names="">forEach</text:span><text:span text:style-name="a1305" text:class-names="">(item =&gt; {...});</text:span></text:p>
              </text:list-item>
            </text:list>
          </draw:text-box>
          <svg:title/>
          <svg:desc/>
        </draw:frame>
      </draw:page>
      <draw:page draw:name="Slide8" draw:style-name="a1309" draw:master-page-name="Master1-Layout2-obj-Title-and-Content" presentation:presentation-page-layout-name="Master1-PPL2" draw:id="Slide-263">
        <draw:frame draw:id="id337" presentation:style-name="a1312" draw:name="Title 1" svg:x="0.97182in" svg:y="2.56991in" svg:width="3.82653in" svg:height="2.6864in" presentation:class="title" presentation:placeholder="false">
          <draw:text-box>
            <text:p text:style-name="a1311" text:class-names="" text:cond-style-name=""><text:span text:style-name="a1310" text:class-names="">Common Array Methods</text:span></text:p>
          </draw:text-box>
          <svg:title/>
          <svg:desc/>
        </draw:frame>
        <draw:frame draw:id="id338" draw:style-name="a1316" draw:name="Title 1" svg:x="1.59098in" svg:y="1.40651in" svg:width="2.43402in" svg:height="1.44614in">
          <draw:text-box>
            <text:p text:style-name="a1315" text:class-names="" text:cond-style-name=""><text:span text:style-name="a1313" text:class-names="">[<text:s text:c="1"/></text:span><text:span text:style-name="a1314" text:class-names="">]</text:span></text:p>
          </draw:text-box>
          <svg:title/>
          <svg:desc/>
        </draw:frame>
        <draw:frame draw:id="id339" presentation:style-name="a1341" draw:name="Rectangle 3" svg:x="5.5976in" svg:y="0.91302in" svg:width="6.88906in" svg:height="5.67068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push() – Add to the end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pop() – Remove from the end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shift() – Remove from the beginning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unshift() – Add to the beginning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length – Count elements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slice() – Extract part of the array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splice() – Add/remove elements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>sort(), reverse() – Rearranging</text:span></text:p>
              </text:list-item>
            </text:list>
          </draw:text-box>
          <svg:title/>
          <svg:desc/>
        </draw:frame>
      </draw:page>
      <draw:page draw:name="Slide11" draw:style-name="a1342" draw:master-page-name="Master1-Layout1-title-Title-Slide" presentation:presentation-page-layout-name="Master1-PPL1" draw:id="Slide-266">
        <draw:frame draw:id="id340" presentation:style-name="a1345" draw:name="Title 1" svg:x="3.17917in" svg:y="2.425in" svg:width="6.975in" svg:height="2.55in" presentation:class="title" presentation:placeholder="false">
          <draw:text-box>
            <text:p text:style-name="a1344" text:class-names="" text:cond-style-name=""><text:span text:style-name="a1343" text:class-names="">Now, let’s move from explanation to execution.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92392in" svg:y="2.2698in" svg:width="9.49247in" svg:height="1.91243in"/>
      <presentation:placeholder presentation:object="subtitle" svg:x="1.92392in" svg:y="4.27194in" svg:width="9.48538in" svg:height="1.44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2" style:display-name="Title and Content">
      <presentation:placeholder presentation:object="title" svg:x="0.97182in" svg:y="2.56991in" svg:width="3.82653in" svg:height="2.6864in"/>
      <presentation:placeholder presentation:object="object" svg:x="5.5976in" svg:y="0.87837in" svg:width="6.86994in" svg:height="5.7399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3" style:display-name="Section Header">
      <presentation:placeholder presentation:object="title" svg:x="3.65728in" svg:y="2.26895in" svg:width="6.00418in" svg:height="1.84754in"/>
      <presentation:placeholder presentation:object="outline" svg:x="3.65728in" svg:y="4.20697in" svg:width="6.00418in" svg:height="1.51331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4" style:display-name="Two Content">
      <presentation:placeholder presentation:object="title" svg:x="0.97222in" svg:y="2.55869in" svg:width="3.82855in" svg:height="2.7013in"/>
      <presentation:placeholder presentation:object="object" svg:x="5.60026in" svg:y="0.87838in" svg:width="6.85651in" svg:height="2.6057in"/>
      <presentation:placeholder presentation:object="object" svg:x="5.5976in" svg:y="4.01593in" svg:width="6.85917in" svg:height="2.6067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5" style:display-name="Comparison">
      <presentation:placeholder presentation:object="title" svg:x="0.97222in" svg:y="2.58521in" svg:width="3.82855in" svg:height="2.69083in"/>
      <presentation:placeholder presentation:object="outline" svg:x="5.60492in" svg:y="0.87837in" svg:width="6.85158in" svg:height="0.75in"/>
      <presentation:placeholder presentation:object="object" svg:x="5.6051in" svg:y="1.62837in" svg:width="6.85078in" svg:height="1.8557in"/>
      <presentation:placeholder presentation:object="outline" svg:x="5.59783in" svg:y="4.00906in" svg:width="6.85085in" svg:height="0.75in"/>
      <presentation:placeholder presentation:object="object" svg:x="5.5976in" svg:y="4.75906in" svg:width="6.85213in" svg:height="1.8635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6" style:display-name="Title Only">
      <presentation:placeholder presentation:object="title" svg:x="0.97182in" svg:y="2.56991in" svg:width="3.82895in" svg:height="2.68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7" style:display-name="Blank"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8" style:display-name="Content with Caption">
      <presentation:placeholder presentation:object="title" svg:x="0.97182in" svg:y="2.57221in" svg:width="3.82896in" svg:height="1.33781in"/>
      <presentation:placeholder presentation:object="object" svg:x="5.58835in" svg:y="0.87796in" svg:width="6.86246in" svg:height="5.7414in"/>
      <presentation:placeholder presentation:object="outline" svg:x="0.97182in" svg:y="3.91534in" svg:width="3.82896in" svg:height="1.3354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9" style:display-name="Picture with Caption">
      <presentation:placeholder presentation:object="graphic" svg:x="8.24968in" svg:y="0in" svg:width="5.08365in" svg:height="7.5in"/>
      <presentation:placeholder presentation:object="title" svg:x="0.96833in" svg:y="2.58121in" svg:width="6.31742in" svg:height="1.28831in"/>
      <presentation:placeholder presentation:object="outline" svg:x="0.96833in" svg:y="3.87687in" svg:width="6.31742in" svg:height="1.39348in"/>
      <presentation:placeholder presentation:object="date-time" svg:x="0.88in" svg:y="0.35in" svg:width="4in" svg:height="0.35in"/>
      <presentation:placeholder presentation:object="footer" svg:x="0.88in" svg:y="6.81in" svg:width="6.49847in" svg:height="0.35in"/>
      <presentation:placeholder presentation:object="page-number" svg:x="6.37399in" svg:y="0.35in" svg:width="1in" svg:height="0.35in"/>
    </style:presentation-page-layout>
    <style:presentation-page-layout style:name="Master1-PPL10" style:display-name="Title and Vertical Text">
      <presentation:placeholder presentation:object="title" svg:x="0.97182in" svg:y="2.56991in" svg:width="3.82895in" svg:height="2.6864in"/>
      <presentation:placeholder presentation:object="outline" svg:x="5.58835in" svg:y="0.86912in" svg:width="6.86246in" svg:height="5.7492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11" style:display-name="Vertical Title and Text">
      <presentation:placeholder presentation:object="title" svg:x="8.53832in" svg:y="2.56991in" svg:width="3.82895in" svg:height="2.6864in"/>
      <presentation:placeholder presentation:object="outline" svg:x="0.87789in" svg:y="0.87319in" svg:width="6.85545in" svg:height="5.7494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style style:family="table-cell" style:name="a1092">
      <style:table-cell-properties fo:background-color="#fccccb"/>
    </style:style>
    <style:style style:family="table-cell" style:name="a1093">
      <style:table-cell-properties/>
    </style:style>
    <style:style style:family="table-cell" style:name="a1094">
      <style:table-cell-properties fo:background-color="#fccccb"/>
    </style:style>
    <style:style style:family="table-cell" style:name="a1095">
      <style:table-cell-properties fo:background-color="#f81b0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96">
      <style:table-cell-properties fo:background-color="#f81b0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90">
      <style:table-cell-properties fo:background-color="#fe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97">
      <style:table-cell-properties fo:background-color="#f81b0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91">
      <style:table-cell-properties/>
    </style:style>
    <style:style style:family="table-cell" style:name="a1098">
      <style:table-cell-properties fo:background-color="#f81b02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730" draw:style="rect" draw:dots1="1" draw:dots1-length="0.03125in" draw:distance="0.03125in"/>
    <draw:stroke-dash draw:name="a382" draw:style="rect" draw:dots1="1" draw:dots1-length="0.03125in" draw:distance="0.03125in"/>
    <draw:stroke-dash draw:name="a1072" draw:style="rect" draw:dots1="1" draw:dots1-length="0.04167in" draw:dots2="1" draw:dots2-length="0.01389in" draw:distance="0.04167in"/>
    <draw:stroke-dash draw:name="a95" draw:style="rect" draw:dots1="1" draw:dots1-length="0.04167in" draw:dots2="1" draw:dots2-length="0.01389in" draw:distance="0.04167in"/>
    <draw:stroke-dash draw:name="a208" draw:style="rect" draw:dots1="1" draw:dots1-length="0.04167in" draw:dots2="1" draw:dots2-length="0.01389in" draw:distance="0.04167in"/>
    <draw:stroke-dash draw:name="a386" draw:style="rect" draw:dots1="1" draw:dots1-length="0.03125in" draw:distance="0.03125in"/>
    <draw:stroke-dash draw:name="a734" draw:style="rect" draw:dots1="1" draw:dots1-length="0.03125in" draw:distance="0.03125in"/>
    <draw:stroke-dash draw:name="a1076" draw:style="rect" draw:dots1="1" draw:dots1-length="0.08333in" draw:distance="0.08333in"/>
    <draw:stroke-dash draw:name="a114" draw:style="rect" draw:dots1="1" draw:dots1-length="0.03125in" draw:distance="0.03125in"/>
    <draw:stroke-dash draw:name="a292" draw:style="rect" draw:dots1="1" draw:dots1-length="0.04167in" draw:dots2="1" draw:dots2-length="0.01389in" draw:distance="0.04167in"/>
    <draw:stroke-dash draw:name="a965" draw:style="rect" draw:dots1="1" draw:dots1-length="0.04167in" draw:dots2="1" draw:dots2-length="0.01389in" draw:distance="0.04167in"/>
    <draw:stroke-dash draw:name="a643" draw:style="rect" draw:dots1="1" draw:dots1-length="0.04167in" draw:dots2="1" draw:dots2-length="0.01389in" draw:distance="0.04167in"/>
    <draw:stroke-dash draw:name="a1033" draw:style="rect" draw:dots1="1" draw:dots1-length="0.03125in" draw:distance="0.03125in"/>
    <draw:stroke-dash draw:name="a969" draw:style="rect" draw:dots1="1" draw:dots1-length="0.08333in" draw:distance="0.08333in"/>
    <draw:stroke-dash draw:name="a871" draw:style="rect" draw:dots1="1" draw:dots1-length="0.03125in" draw:distance="0.03125in"/>
    <draw:stroke-dash draw:name="a647" draw:style="rect" draw:dots1="1" draw:dots1-length="0.08333in" draw:distance="0.08333in"/>
    <draw:stroke-dash draw:name="a1037" draw:style="rect" draw:dots1="1" draw:dots1-length="0.03125in" draw:distance="0.03125in"/>
    <draw:stroke-dash draw:name="a552" draw:style="rect" draw:dots1="1" draw:dots1-length="0.04167in" draw:dots2="1" draw:dots2-length="0.01389in" draw:distance="0.04167in"/>
    <draw:stroke-dash draw:name="a852" draw:style="rect" draw:dots1="1" draw:dots1-length="0.04167in" draw:dots2="1" draw:dots2-length="0.01389in" draw:distance="0.04167in"/>
    <draw:stroke-dash draw:name="a926" draw:style="rect" draw:dots1="1" draw:dots1-length="0.03125in" draw:distance="0.03125in"/>
    <draw:stroke-dash draw:name="a604" draw:style="rect" draw:dots1="1" draw:dots1-length="0.03125in" draw:distance="0.03125in"/>
    <draw:stroke-dash draw:name="a556" draw:style="rect" draw:dots1="1" draw:dots1-length="0.08333in" draw:distance="0.08333in"/>
    <draw:stroke-dash draw:name="a608" draw:style="rect" draw:dots1="1" draw:dots1-length="0.03125in" draw:distance="0.03125in"/>
    <draw:stroke-dash draw:name="a212" draw:style="rect" draw:dots1="1" draw:dots1-length="0.08333in" draw:distance="0.08333in"/>
    <draw:stroke-dash draw:name="a513" draw:style="rect" draw:dots1="1" draw:dots1-length="0.03125in" draw:distance="0.03125in"/>
    <draw:stroke-dash draw:name="a390" draw:style="rect" draw:dots1="1" draw:dots1-length="0.03125in" draw:distance="0.03125in"/>
    <draw:stroke-dash draw:name="a765" draw:style="rect" draw:dots1="1" draw:dots1-length="0.04167in" draw:dots2="1" draw:dots2-length="0.01389in" draw:distance="0.04167in"/>
    <draw:stroke-dash draw:name="a517" draw:style="rect" draw:dots1="1" draw:dots1-length="0.03125in" draw:distance="0.03125in"/>
    <draw:stroke-dash draw:name="a169" draw:style="rect" draw:dots1="1" draw:dots1-length="0.03125in" draw:distance="0.03125in"/>
    <draw:stroke-dash draw:name="a769" draw:style="rect" draw:dots1="1" draw:dots1-length="0.08333in" draw:distance="0.08333in"/>
    <draw:stroke-dash draw:name="a421" draw:style="rect" draw:dots1="1" draw:dots1-length="0.04167in" draw:dots2="1" draw:dots2-length="0.01389in" draw:distance="0.04167in"/>
    <draw:stroke-dash draw:name="a83" draw:style="rect" draw:dots1="1" draw:dots1-length="0.03125in" draw:distance="0.03125in"/>
    <draw:stroke-dash draw:name="a425" draw:style="rect" draw:dots1="1" draw:dots1-length="0.08333in" draw:distance="0.08333in"/>
    <draw:stroke-dash draw:name="a87" draw:style="rect" draw:dots1="1" draw:dots1-length="0.03125in" draw:distance="0.03125in"/>
    <draw:stroke-dash draw:name="a1041" draw:style="rect" draw:dots1="1" draw:dots1-length="0.03125in" draw:distance="0.03125in"/>
    <draw:stroke-dash draw:name="a64" draw:style="rect" draw:dots1="1" draw:dots1-length="0.03125in" draw:distance="0.03125in"/>
    <draw:stroke-dash draw:name="a726" draw:style="rect" draw:dots1="1" draw:dots1-length="0.03125in" draw:distance="0.03125in"/>
    <draw:stroke-dash draw:name="a280" draw:style="rect" draw:dots1="1" draw:dots1-length="0.03125in" draw:distance="0.03125in"/>
    <draw:stroke-dash draw:name="a930" draw:style="rect" draw:dots1="1" draw:dots1-length="0.03125in" draw:distance="0.03125in"/>
    <draw:stroke-dash draw:name="a284" draw:style="rect" draw:dots1="1" draw:dots1-length="0.03125in" draw:distance="0.03125in"/>
    <draw:stroke-dash draw:name="a261" draw:style="rect" draw:dots1="1" draw:dots1-length="0.03125in" draw:distance="0.03125in"/>
    <draw:stroke-dash draw:name="a311" draw:style="rect" draw:dots1="1" draw:dots1-length="0.03125in" draw:distance="0.03125in"/>
    <draw:stroke-dash draw:name="a934" draw:style="rect" draw:dots1="1" draw:dots1-length="0.03125in" draw:distance="0.03125in"/>
    <draw:stroke-dash draw:name="a288" draw:style="rect" draw:dots1="1" draw:dots1-length="0.04167in" draw:dots2="1" draw:dots2-length="0.01389in" draw:distance="0.04167in"/>
    <draw:stroke-dash draw:name="a612" draw:style="rect" draw:dots1="1" draw:dots1-length="0.03125in" draw:distance="0.03125in"/>
    <draw:stroke-dash draw:name="a840" draw:style="rect" draw:dots1="1" draw:dots1-length="0.03125in" draw:distance="0.03125in"/>
    <draw:stroke-dash draw:name="a844" draw:style="rect" draw:dots1="1" draw:dots1-length="0.03125in" draw:distance="0.03125in"/>
    <draw:stroke-dash draw:name="a173" draw:style="rect" draw:dots1="1" draw:dots1-length="0.03125in" draw:distance="0.03125in"/>
    <draw:stroke-dash draw:name="a521" draw:style="rect" draw:dots1="1" draw:dots1-length="0.03125in" draw:distance="0.03125in"/>
    <draw:stroke-dash draw:name="a821" draw:style="rect" draw:dots1="1" draw:dots1-length="0.03125in" draw:distance="0.03125in"/>
    <draw:stroke-dash draw:name="a848" draw:style="rect" draw:dots1="1" draw:dots1-length="0.04167in" draw:dots2="1" draw:dots2-length="0.01389in" draw:distance="0.04167in"/>
    <draw:stroke-dash draw:name="a177" draw:style="rect" draw:dots1="1" draw:dots1-length="0.03125in" draw:distance="0.03125in"/>
    <draw:stroke-dash draw:name="a91" draw:style="rect" draw:dots1="1" draw:dots1-length="0.04167in" draw:dots2="1" draw:dots2-length="0.01389in" draw:distance="0.04167in"/>
    <table:table-template table:name="{5C22544A-7EE6-4342-B048-85BDC9FD1C3A}">
      <table:first-row table:style-name="a1095" table:paragraph-style-name=""/>
      <table:last-row table:style-name="a1096" table:paragraph-style-name=""/>
      <table:first-column table:style-name="a1097" table:paragraph-style-name=""/>
      <table:last-column table:style-name="a1098" table:paragraph-style-name=""/>
      <table:body table:style-name="a1090" table:paragraph-style-name=""/>
      <table:even-rows table:style-name="a1093" table:paragraph-style-name=""/>
      <table:odd-rows table:style-name="a1094" table:paragraph-style-name=""/>
      <table:even-columns table:style-name="a1091" table:paragraph-style-name=""/>
      <table:odd-columns table:style-name="a109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none" draw:stroke="dash" draw:stroke-dash="a31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none" draw:stroke="dash" draw:stroke-dash="a16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none" draw:stroke="dash" draw:stroke-dash="a17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in" fo:padding-bottom="0in" fo:padding-left="0in" fo:padding-right="0in" draw:textarea-vertical-align="top" draw:textarea-horizontal-align="left" draw:fill="none" draw:stroke="dash" draw:stroke-dash="a17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none" draw:stroke="dash" draw:stroke-dash="a26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top" draw:textarea-horizontal-align="left" draw:fill="none" draw:stroke="dash" draw:stroke-dash="a421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none" draw:stroke="dash" draw:stroke-dash="a425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in" fo:padding-bottom="0in" fo:padding-left="0in" fo:padding-right="0in" draw:textarea-vertical-align="top" draw:textarea-horizontal-align="left" draw:fill="none" draw:stroke="dash" draw:stroke-dash="a51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none" draw:stroke="dash" draw:stroke-dash="a51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none" draw:stroke="dash" draw:stroke-dash="a28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5">
      <style:graphic-properties fo:wrap-option="wrap" fo:padding-top="0in" fo:padding-bottom="0in" fo:padding-left="0in" fo:padding-right="0in" draw:textarea-vertical-align="top" draw:textarea-horizontal-align="left" draw:fill="none" draw:stroke="dash" draw:stroke-dash="a28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none" draw:stroke="dash" draw:stroke-dash="a288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none" draw:stroke="dash" draw:stroke-dash="a52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wrap" fo:padding-top="0in" fo:padding-bottom="0in" fo:padding-left="0in" fo:padding-right="0in" draw:textarea-vertical-align="top" draw:textarea-horizontal-align="left" draw:fill="none" draw:stroke="dash" draw:stroke-dash="a60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in" fo:padding-bottom="0in" fo:padding-left="0in" fo:padding-right="0in" draw:textarea-vertical-align="top" draw:textarea-horizontal-align="left" draw:fill="none" draw:stroke="dash" draw:stroke-dash="a608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dash" draw:stroke-dash="a29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none" draw:stroke="dash" draw:stroke-dash="a61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none" draw:stroke="dash" draw:stroke-dash="a38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none" draw:stroke="dash" draw:stroke-dash="a38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none" draw:stroke="dash" draw:stroke-dash="a39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top" draw:textarea-horizontal-align="left" draw:fill="none" draw:stroke="dash" draw:stroke-dash="a55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none" draw:stroke="dash" draw:stroke-dash="a55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none" draw:stroke="dash" draw:stroke-dash="a643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none" draw:stroke="dash" draw:stroke-dash="a64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none" draw:stroke="dash" draw:stroke-dash="a72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none" draw:stroke="dash" draw:stroke-dash="a73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none" draw:stroke="dash" draw:stroke-dash="a73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none" draw:stroke="dash" draw:stroke-dash="a82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dash" draw:stroke-dash="a6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top" draw:textarea-horizontal-align="left" draw:fill="none" draw:stroke="dash" draw:stroke-dash="a84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none" draw:stroke="dash" draw:stroke-dash="a76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none" draw:stroke="dash" draw:stroke-dash="a84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top" draw:textarea-horizontal-align="left" draw:fill="none" draw:stroke="dash" draw:stroke-dash="a848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7">
      <style:graphic-properties fo:wrap-option="wrap" fo:padding-top="0in" fo:padding-bottom="0in" fo:padding-left="0in" fo:padding-right="0in" draw:textarea-vertical-align="top" draw:textarea-horizontal-align="left" draw:fill="none" draw:stroke="dash" draw:stroke-dash="a92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none" draw:stroke="dash" draw:stroke-dash="a76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in" fo:padding-bottom="0in" fo:padding-left="0in" fo:padding-right="0in" draw:textarea-vertical-align="top" draw:textarea-horizontal-align="left" draw:fill="none" draw:stroke="dash" draw:stroke-dash="a85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in" fo:padding-bottom="0in" fo:padding-left="0in" fo:padding-right="0in" draw:textarea-vertical-align="top" draw:textarea-horizontal-align="left" draw:fill="none" draw:stroke="dash" draw:stroke-dash="a93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top" draw:textarea-horizontal-align="left" draw:fill="none" draw:stroke="dash" draw:stroke-dash="a93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in" fo:padding-bottom="0in" fo:padding-left="0in" fo:padding-right="0in" draw:textarea-vertical-align="top" draw:textarea-horizontal-align="left" draw:fill="none" draw:stroke="dash" draw:stroke-dash="a103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in" fo:padding-bottom="0in" fo:padding-left="0in" fo:padding-right="0in" draw:textarea-vertical-align="top" draw:textarea-horizontal-align="left" draw:fill="none" draw:stroke="dash" draw:stroke-dash="a103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dash" draw:stroke-dash="a8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dash" draw:stroke-dash="a8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in" fo:padding-bottom="0in" fo:padding-left="0in" fo:padding-right="0in" draw:textarea-vertical-align="top" draw:textarea-horizontal-align="left" draw:fill="none" draw:stroke="dash" draw:stroke-dash="a104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dash" draw:stroke-dash="a91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dash" draw:stroke-dash="a9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none" draw:stroke="dash" draw:stroke-dash="a87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in" fo:padding-bottom="0in" fo:padding-left="0in" fo:padding-right="0in" draw:textarea-vertical-align="top" draw:textarea-horizontal-align="left" draw:fill="none" draw:stroke="dash" draw:stroke-dash="a96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in" fo:padding-bottom="0in" fo:padding-left="0in" fo:padding-right="0in" draw:textarea-vertical-align="top" draw:textarea-horizontal-align="left" draw:fill="none" draw:stroke="dash" draw:stroke-dash="a96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3">
      <style:graphic-properties fo:wrap-option="wrap" fo:padding-top="0in" fo:padding-bottom="0in" fo:padding-left="0in" fo:padding-right="0in" draw:textarea-vertical-align="top" draw:textarea-horizontal-align="left" draw:fill="none" draw:stroke="dash" draw:stroke-dash="a107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top" draw:textarea-horizontal-align="left" draw:fill="none" draw:stroke="dash" draw:stroke-dash="a107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25in" fo:padding-bottom="0.25in" fo:padding-left="0.25in" fo:padding-right="0.2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none" draw:stroke="dash" draw:stroke-dash="a11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none" draw:stroke="dash" draw:stroke-dash="a208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none" draw:stroke="dash" draw:stroke-dash="a21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text:list-style style:name="a68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5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8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8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8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9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9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2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8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6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9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4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9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5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7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3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8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3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8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0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3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8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5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5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tlas" style:page-layout-name="pageLayout1" draw:style-name="a0">
      <draw:frame draw:id="id0" presentation:style-name="a3" draw:name="Title Placeholder 1" svg:x="0.97459in" svg:y="2.57917in" svg:width="3.82619in" svg:height="2.686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5.94377in" svg:y="0.86912in" svg:width="6.50704in" svg:height="5.749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88in" svg:y="0.35in" svg:width="4in" svg:height="0.35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8/3/2025</text:date></text:span></text:p>
        </draw:text-box>
        <svg:title/>
        <svg:desc/>
      </draw:frame>
      <draw:frame draw:id="id3" presentation:style-name="a26" draw:name="Footer Placeholder 4" svg:x="0.88in" svg:y="6.81in" svg:width="11.58in" svg:height="0.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45in" svg:y="0.35in" svg:width="1in" svg:height="0.3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g draw:name="Group 88" draw:id="id5">
        <svg:title/>
        <svg:desc/>
        <draw:custom-shape svg:x="-0.36054in" svg:y="1.41176in" svg:width="10.61111in" svg:height="6.09527in" draw:id="id15" draw:style-name="a58" draw:name="Freeform 5">
          <svg:title/>
          <svg:desc/>
          <text:p text:style-name="a57" text:class-names="" text:cond-style-name=""><text:span text:style-name="a56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16" draw:style-name="a61" draw:name="Freeform 6">
          <svg:title/>
          <svg:desc/>
          <text:p text:style-name="a60" text:class-names="" text:cond-style-name=""><text:span text:style-name="a59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17" draw:style-name="a65" draw:name="Freeform 7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18" draw:style-name="a68" draw:name="Freeform 8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19" draw:style-name="a71" draw:name="Freeform 9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20" draw:style-name="a74" draw:name="Freeform 10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21" draw:style-name="a77" draw:name="Freeform 11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22" draw:style-name="a80" draw:name="Freeform 12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23" draw:style-name="a84" draw:name="Freeform 13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24" draw:style-name="a88" draw:name="Freeform 14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25" draw:style-name="a92" draw:name="Freeform 15">
          <svg:title/>
          <svg:desc/>
          <text:p text:style-name="a90" text:class-names="" text:cond-style-name=""><text:span text:style-name="a89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26" draw:style-name="a96" draw:name="Freeform 16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27" draw:style-name="a99" draw:name="Freeform 17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28" draw:style-name="a102" draw:name="Freeform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29" draw:style-name="a105" draw:name="Freeform 19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30" draw:style-name="a108" draw:name="Freeform 20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31" draw:style-name="a111" draw:name="Freeform 21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32" draw:style-name="a115" draw:name="Freeform 22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33" draw:style-name="a118" draw:name="Freeform 23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8" draw:id="id6">
        <svg:title/>
        <svg:desc/>
        <draw:custom-shape svg:x="1.83075in" svg:y="1.29755in" svg:width="9.67147in" svg:height="0.78323in" draw:id="id12" draw:style-name="a49" draw:name="Rectangle 38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13" draw:style-name="a52" draw:transform="translate(-0.22268in -0.19196in) rotate(-3.14159) translate(6.66667in 6.0027in)" draw:name="Isosceles Triangle 39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.82556in" svg:y="2.17755in" svg:width="9.67374in" svg:height="3.6332in" draw:id="id14" draw:style-name="a55" draw:name="Rectangle 40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" presentation:style-name="a33" draw:name="Title 1" svg:x="1.92392in" svg:y="2.2698in" svg:width="9.49247in" svg:height="1.91243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8" presentation:style-name="a36" draw:name="Subtitle 2" svg:x="1.92392in" svg:y="4.27194in" svg:width="9.48538in" svg:height="1.4464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9" presentation:style-name="a40" draw:name="Date Placeholder 3" svg:x="0.88in" svg:y="0.35in" svg:width="4in" svg:height="0.35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8/3/2025</text:date></text:span></text:p>
        </draw:text-box>
        <svg:title/>
        <svg:desc/>
      </draw:frame>
      <draw:frame draw:id="id10" presentation:style-name="a43" draw:name="Footer Placeholder 4" svg:x="0.88in" svg:y="6.81in" svg:width="11.58in" svg:height="0.35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11" presentation:style-name="a46" draw:name="Slide Number Placeholder 5" svg:x="11.45in" svg:y="0.35in" svg:width="1in" svg:height="0.35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119">
      <draw:g draw:name="Group 79" draw:id="id34">
        <svg:title/>
        <svg:desc/>
        <draw:custom-shape svg:x="1.42882in" svg:y="0in" svg:width="4.22396in" svg:height="7.48438in" draw:id="id44" draw:style-name="a160" draw:name="Freeform 5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45" draw:style-name="a163" draw:name="Freeform 6">
          <svg:title/>
          <svg:desc/>
          <text:p text:style-name="a162" text:class-names="" text:cond-style-name=""><text:span text:style-name="a161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46" draw:style-name="a166" draw:name="Freeform 7">
          <svg:title/>
          <svg:desc/>
          <text:p text:style-name="a165" text:class-names="" text:cond-style-name=""><text:span text:style-name="a164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47" draw:style-name="a170" draw:name="Freeform 8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48" draw:style-name="a174" draw:name="Freeform 9">
          <svg:title/>
          <svg:desc/>
          <text:p text:style-name="a172" text:class-names="" text:cond-style-name=""><text:span text:style-name="a171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49" draw:style-name="a178" draw:name="Freeform 10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50" draw:style-name="a181" draw:name="Freeform 11">
          <svg:title/>
          <svg:desc/>
          <text:p text:style-name="a180" text:class-names="" text:cond-style-name=""><text:span text:style-name="a179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51" draw:style-name="a184" draw:name="Freeform 12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52" draw:style-name="a187" draw:name="Freeform 13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53" draw:style-name="a190" draw:name="Freeform 14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54" draw:style-name="a193" draw:name="Freeform 15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55" draw:style-name="a196" draw:name="Freeform 16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56" draw:style-name="a199" draw:name="Freeform 17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57" draw:style-name="a202" draw:name="Freeform 18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58" draw:style-name="a205" draw:name="Freeform 19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59" draw:style-name="a209" draw:name="Freeform 20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60" draw:style-name="a213" draw:name="Freeform 21">
          <svg:title/>
          <svg:desc/>
          <text:p text:style-name="a211" text:class-names="" text:cond-style-name=""><text:span text:style-name="a210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61" draw:style-name="a216" draw:name="Freeform 22">
          <svg:title/>
          <svg:desc/>
          <text:p text:style-name="a215" text:class-names="" text:cond-style-name=""><text:span text:style-name="a214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62" draw:style-name="a219" draw:name="Freeform 23">
          <svg:title/>
          <svg:desc/>
          <text:p text:style-name="a218" text:class-names="" text:cond-style-name=""><text:span text:style-name="a217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63" draw:style-name="a222" draw:name="Freeform 24">
          <svg:title/>
          <svg:desc/>
          <text:p text:style-name="a221" text:class-names="" text:cond-style-name=""><text:span text:style-name="a220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64" draw:style-name="a225" draw:name="Freeform 25">
          <svg:title/>
          <svg:desc/>
          <text:p text:style-name="a224" text:class-names="" text:cond-style-name=""><text:span text:style-name="a223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6" draw:id="id35">
        <svg:title/>
        <svg:desc/>
        <draw:custom-shape svg:x="0.87505in" svg:y="1.85869in" svg:width="4.01846in" svg:height="0.55in" draw:id="id41" draw:style-name="a151" draw:name="Rect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42" draw:style-name="a154" draw:transform="translate(-0.17278in -0.14895in) rotate(-3.14159) translate(2.88764in 5.50504in)" draw:name="Isosceles Triangle 22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43" draw:style-name="a157" draw:name="Rectangle 29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6" presentation:style-name="a122" draw:name="Title 1" svg:x="0.97182in" svg:y="2.56991in" svg:width="3.82653in" svg:height="2.6864in" presentation:class="title" presentation:placeholder="false">
        <draw:text-box>
          <text:p text:style-name="a121" text:class-names="" text:cond-style-name=""><text:span text:style-name="a120" text:class-names="">Click to edit Master title style</text:span></text:p>
        </draw:text-box>
        <svg:title/>
        <svg:desc/>
      </draw:frame>
      <draw:frame draw:id="id37" presentation:style-name="a138" draw:name="Content Placeholder 2" svg:x="5.5976in" svg:y="0.87837in" svg:width="6.86994in" svg:height="5.7399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42" draw:name="Date Placeholder 3" svg:x="0.88in" svg:y="0.35in" svg:width="4in" svg:height="0.35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8/3/2025</text:date></text:span></text:p>
        </draw:text-box>
        <svg:title/>
        <svg:desc/>
      </draw:frame>
      <draw:frame draw:id="id39" presentation:style-name="a145" draw:name="Footer Placeholder 4" svg:x="0.88in" svg:y="6.81in" svg:width="11.58in" svg:height="0.35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40" presentation:style-name="a148" draw:name="Slide Number Placeholder 5" svg:x="11.45in" svg:y="0.35in" svg:width="1in" svg:height="0.35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226">
      <draw:g draw:name="Group 76" draw:id="id65">
        <svg:title/>
        <svg:desc/>
        <draw:custom-shape svg:x="-0.36054in" svg:y="1.41176in" svg:width="10.61111in" svg:height="6.09527in" draw:id="id75" draw:style-name="a255" draw:name="Freeform 5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76" draw:style-name="a258" draw:name="Freeform 6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77" draw:style-name="a262" draw:name="Freeform 7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78" draw:style-name="a265" draw:name="Freeform 8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79" draw:style-name="a268" draw:name="Freeform 9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80" draw:style-name="a271" draw:name="Freeform 10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81" draw:style-name="a274" draw:name="Freeform 11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82" draw:style-name="a277" draw:name="Freeform 12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83" draw:style-name="a281" draw:name="Freeform 13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84" draw:style-name="a285" draw:name="Freeform 14">
          <svg:title/>
          <svg:desc/>
          <text:p text:style-name="a283" text:class-names="" text:cond-style-name=""><text:span text:style-name="a282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85" draw:style-name="a289" draw:name="Freeform 15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86" draw:style-name="a293" draw:name="Freeform 16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87" draw:style-name="a296" draw:name="Freeform 17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88" draw:style-name="a299" draw:name="Freeform 18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89" draw:style-name="a302" draw:name="Freeform 19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90" draw:style-name="a305" draw:name="Freeform 20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91" draw:style-name="a308" draw:name="Freeform 21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92" draw:style-name="a312" draw:name="Freeform 22">
          <svg:title/>
          <svg:desc/>
          <text:p text:style-name="a310" text:class-names="" text:cond-style-name=""><text:span text:style-name="a309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93" draw:style-name="a315" draw:name="Freeform 23">
          <svg:title/>
          <svg:desc/>
          <text:p text:style-name="a314" text:class-names="" text:cond-style-name=""><text:span text:style-name="a313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8" draw:id="id66">
        <svg:title/>
        <svg:desc/>
        <draw:custom-shape svg:x="3.56468in" svg:y="1.29755in" svg:width="6.18753in" svg:height="0.78323in" draw:id="id72" draw:style-name="a246" draw:name="Rectangle 98">
          <svg:title/>
          <svg:desc/>
          <text:p text:style-name="a245" text:class-names="" text:cond-style-name=""><text:span text:style-name="a2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73" draw:style-name="a249" draw:transform="translate(-0.22268in -0.19196in) rotate(-3.14159) translate(6.66667in 6.0027in)" draw:name="Isosceles Triangle 39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3.56468in" svg:y="2.17755in" svg:width="6.19657in" svg:height="3.6332in" draw:id="id74" draw:style-name="a252" draw:name="Rectangle 100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229" draw:name="Title 1" svg:x="3.65728in" svg:y="2.26895in" svg:width="6.00418in" svg:height="1.84754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68" presentation:style-name="a233" draw:name="Text Placeholder 2" svg:x="3.65728in" svg:y="4.20697in" svg:width="6.00418in" svg:height="1.51331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Click to edit Master text styles</text:span></text:p>
            </text:list-item>
          </text:list>
        </draw:text-box>
        <svg:title/>
        <svg:desc/>
      </draw:frame>
      <draw:frame draw:id="id69" presentation:style-name="a237" draw:name="Date Placeholder 3" svg:x="0.88in" svg:y="0.35in" svg:width="4in" svg:height="0.35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8/3/2025</text:date></text:span></text:p>
        </draw:text-box>
        <svg:title/>
        <svg:desc/>
      </draw:frame>
      <draw:frame draw:id="id70" presentation:style-name="a240" draw:name="Footer Placeholder 4" svg:x="0.88in" svg:y="6.81in" svg:width="11.58in" svg:height="0.35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71" presentation:style-name="a243" draw:name="Slide Number Placeholder 5" svg:x="11.45in" svg:y="0.35in" svg:width="1in" svg:height="0.35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316">
      <draw:g draw:name="Group 36" draw:id="id94">
        <svg:title/>
        <svg:desc/>
        <draw:custom-shape svg:x="1.42882in" svg:y="0in" svg:width="4.22396in" svg:height="7.48438in" draw:id="id105" draw:style-name="a373" draw:name="Freeform 5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06" draw:style-name="a376" draw:name="Freeform 6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07" draw:style-name="a379" draw:name="Freeform 7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08" draw:style-name="a383" draw:name="Freeform 8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09" draw:style-name="a387" draw:name="Freeform 9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10" draw:style-name="a391" draw:name="Freeform 10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11" draw:style-name="a394" draw:name="Freeform 11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12" draw:style-name="a397" draw:name="Freeform 12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13" draw:style-name="a400" draw:name="Freeform 13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14" draw:style-name="a403" draw:name="Freeform 14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15" draw:style-name="a406" draw:name="Freeform 15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16" draw:style-name="a409" draw:name="Freeform 1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17" draw:style-name="a412" draw:name="Freeform 1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18" draw:style-name="a415" draw:name="Freeform 1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19" draw:style-name="a418" draw:name="Freeform 1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20" draw:style-name="a422" draw:name="Freeform 2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21" draw:style-name="a426" draw:name="Freeform 21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22" draw:style-name="a429" draw:name="Freeform 22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23" draw:style-name="a432" draw:name="Freeform 23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24" draw:style-name="a435" draw:name="Freeform 24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25" draw:style-name="a438" draw:name="Freeform 25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58" draw:id="id95">
        <svg:title/>
        <svg:desc/>
        <draw:custom-shape svg:x="0.87505in" svg:y="1.85869in" svg:width="4.01846in" svg:height="0.55in" draw:id="id102" draw:style-name="a364" draw:name="Rectangle 59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03" draw:style-name="a367" draw:transform="translate(-0.17278in -0.14895in) rotate(-3.14159) translate(2.88764in 5.50504in)" draw:name="Isosceles Triangle 22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04" draw:style-name="a370" draw:name="Rectangle 61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6" presentation:style-name="a319" draw:name="Title 1" svg:x="0.97222in" svg:y="2.55869in" svg:width="3.82855in" svg:height="2.7013in" presentation:class="title" presentation:placeholder="false">
        <draw:text-box>
          <text:p text:style-name="a318" text:class-names="" text:cond-style-name=""><text:span text:style-name="a317" text:class-names="">Click to edit Master title style</text:span></text:p>
        </draw:text-box>
        <svg:title/>
        <svg:desc/>
      </draw:frame>
      <draw:frame draw:id="id97" presentation:style-name="a335" draw:name="Content Placeholder 2" svg:x="5.60026in" svg:y="0.87838in" svg:width="6.85651in" svg:height="2.6057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351" draw:name="Content Placeholder 3" svg:x="5.5976in" svg:y="4.01593in" svg:width="6.85917in" svg:height="2.60672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55" draw:name="Date Placeholder 4" svg:x="0.88in" svg:y="0.35in" svg:width="4in" svg:height="0.35in" presentation:class="date-time" presentation:placeholder="false">
        <draw:text-box>
          <text:p text:style-name="a354" text:class-names="" text:cond-style-name=""><text:span text:style-name="a352" text:class-names=""><text:date text:fixed="false" style:data-style-name="a353">8/3/2025</text:date></text:span></text:p>
        </draw:text-box>
        <svg:title/>
        <svg:desc/>
      </draw:frame>
      <draw:frame draw:id="id100" presentation:style-name="a358" draw:name="Footer Placeholder 5" svg:x="0.88in" svg:y="6.81in" svg:width="11.58in" svg:height="0.35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101" presentation:style-name="a361" draw:name="Slide Number Placeholder 6" svg:x="11.45in" svg:y="0.35in" svg:width="1in" svg:height="0.35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439">
      <draw:g draw:name="Group 38" draw:id="id126">
        <svg:title/>
        <svg:desc/>
        <draw:custom-shape svg:x="1.42882in" svg:y="0in" svg:width="4.22396in" svg:height="7.48438in" draw:id="id139" draw:style-name="a504" draw:name="Freeform 5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40" draw:style-name="a507" draw:name="Freeform 6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41" draw:style-name="a510" draw:name="Freeform 7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42" draw:style-name="a514" draw:name="Freeform 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43" draw:style-name="a518" draw:name="Freeform 9">
          <svg:title/>
          <svg:desc/>
          <text:p text:style-name="a516" text:class-names="" text:cond-style-name=""><text:span text:style-name="a515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44" draw:style-name="a522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45" draw:style-name="a525" draw:name="Freeform 11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46" draw:style-name="a528" draw:name="Freeform 12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47" draw:style-name="a531" draw:name="Freeform 1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48" draw:style-name="a534" draw:name="Freeform 14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49" draw:style-name="a537" draw:name="Freeform 15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50" draw:style-name="a540" draw:name="Freeform 16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51" draw:style-name="a543" draw:name="Freeform 17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52" draw:style-name="a546" draw:name="Freeform 18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53" draw:style-name="a549" draw:name="Freeform 19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54" draw:style-name="a553" draw:name="Freeform 20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55" draw:style-name="a557" draw:name="Freeform 21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56" draw:style-name="a560" draw:name="Freeform 22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57" draw:style-name="a563" draw:name="Freeform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58" draw:style-name="a566" draw:name="Freeform 24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59" draw:style-name="a569" draw:name="Freeform 25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60" draw:id="id127">
        <svg:title/>
        <svg:desc/>
        <draw:custom-shape svg:x="0.87505in" svg:y="1.85869in" svg:width="4.01846in" svg:height="0.55in" draw:id="id136" draw:style-name="a495" draw:name="Rectangle 61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37" draw:style-name="a498" draw:transform="translate(-0.17278in -0.14895in) rotate(-3.14159) translate(2.88764in 5.50504in)" draw:name="Isosceles Triangle 22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38" draw:style-name="a501" draw:name="Rectangle 63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8" presentation:style-name="a442" draw:name="Title 1" svg:x="0.97222in" svg:y="2.58521in" svg:width="3.82855in" svg:height="2.69083in" presentation:class="title" presentation:placeholder="false">
        <draw:text-box>
          <text:p text:style-name="a441" text:class-names="" text:cond-style-name=""><text:span text:style-name="a440" text:class-names="">Click to edit Master title style</text:span></text:p>
        </draw:text-box>
        <svg:title/>
        <svg:desc/>
      </draw:frame>
      <draw:frame draw:id="id129" presentation:style-name="a446" draw:name="Text Placeholder 2" svg:x="5.60492in" svg:y="0.87837in" svg:width="6.85158in" svg:height="0.75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</draw:text-box>
        <svg:title/>
        <svg:desc/>
      </draw:frame>
      <draw:frame draw:id="id130" presentation:style-name="a462" draw:name="Content Placeholder 3" svg:x="5.6051in" svg:y="1.62837in" svg:width="6.85078in" svg:height="1.8557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Second level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hird level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466" draw:name="Text Placeholder 4" svg:x="5.59783in" svg:y="4.00906in" svg:width="6.85085in" svg:height="0.75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</draw:text-box>
        <svg:title/>
        <svg:desc/>
      </draw:frame>
      <draw:frame draw:id="id132" presentation:style-name="a482" draw:name="Content Placeholder 5" svg:x="5.5976in" svg:y="4.75906in" svg:width="6.85213in" svg:height="1.86358in" presentation:class="object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486" draw:name="Date Placeholder 6" svg:x="0.88in" svg:y="0.35in" svg:width="4in" svg:height="0.35in" presentation:class="date-time" presentation:placeholder="false">
        <draw:text-box>
          <text:p text:style-name="a485" text:class-names="" text:cond-style-name=""><text:span text:style-name="a483" text:class-names=""><text:date text:fixed="false" style:data-style-name="a484">8/3/2025</text:date></text:span></text:p>
        </draw:text-box>
        <svg:title/>
        <svg:desc/>
      </draw:frame>
      <draw:frame draw:id="id134" presentation:style-name="a489" draw:name="Footer Placeholder 7" svg:x="0.88in" svg:y="6.81in" svg:width="11.58in" svg:height="0.35in" presentation:class="footer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135" presentation:style-name="a492" draw:name="Slide Number Placeholder 8" svg:x="11.45in" svg:y="0.35in" svg:width="1in" svg:height="0.35in" presentation:class="page-number" presentation:placeholder="false">
        <draw:text-box>
          <text:p text:style-name="a491" text:class-names="" text:cond-style-name=""><text:span text:style-name="a49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570">
      <draw:g draw:name="Group 76" draw:id="id160">
        <svg:title/>
        <svg:desc/>
        <draw:custom-shape svg:x="1.42882in" svg:y="0in" svg:width="4.22396in" svg:height="7.48438in" draw:id="id169" draw:style-name="a595" draw:name="Freeform 5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70" draw:style-name="a598" draw:name="Freeform 6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71" draw:style-name="a601" draw:name="Freeform 7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72" draw:style-name="a605" draw:name="Freeform 8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73" draw:style-name="a609" draw:name="Freeform 9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74" draw:style-name="a613" draw:name="Freeform 10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75" draw:style-name="a616" draw:name="Freeform 11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76" draw:style-name="a619" draw:name="Freeform 12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77" draw:style-name="a622" draw:name="Freeform 13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78" draw:style-name="a625" draw:name="Freeform 14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79" draw:style-name="a628" draw:name="Freeform 15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80" draw:style-name="a631" draw:name="Freeform 16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81" draw:style-name="a634" draw:name="Freeform 17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82" draw:style-name="a637" draw:name="Freeform 18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83" draw:style-name="a640" draw:name="Freeform 19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84" draw:style-name="a644" draw:name="Freeform 20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85" draw:style-name="a648" draw:name="Freeform 21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86" draw:style-name="a651" draw:name="Freeform 22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87" draw:style-name="a654" draw:name="Freeform 23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88" draw:style-name="a657" draw:name="Freeform 24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89" draw:style-name="a660" draw:name="Freeform 25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3" draw:id="id161">
        <svg:title/>
        <svg:desc/>
        <draw:custom-shape svg:x="0.87505in" svg:y="1.85869in" svg:width="4.01846in" svg:height="0.55in" draw:id="id166" draw:style-name="a586" draw:name="Rectangle 24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67" draw:style-name="a589" draw:transform="translate(-0.17278in -0.14895in) rotate(-3.14159) translate(2.88764in 5.50504in)" draw:name="Isosceles Triangle 22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68" draw:style-name="a592" draw:name="Rectangle 26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2" presentation:style-name="a573" draw:name="Title 1" svg:x="0.97182in" svg:y="2.56991in" svg:width="3.82895in" svg:height="2.6864in" presentation:class="title" presentation:placeholder="false">
        <draw:text-box>
          <text:p text:style-name="a572" text:class-names="" text:cond-style-name=""><text:span text:style-name="a571" text:class-names="">Click to edit Master title style</text:span></text:p>
        </draw:text-box>
        <svg:title/>
        <svg:desc/>
      </draw:frame>
      <draw:frame draw:id="id163" presentation:style-name="a577" draw:name="Date Placeholder 2" svg:x="0.88in" svg:y="0.35in" svg:width="4in" svg:height="0.35in" presentation:class="date-time" presentation:placeholder="false">
        <draw:text-box>
          <text:p text:style-name="a576" text:class-names="" text:cond-style-name=""><text:span text:style-name="a574" text:class-names=""><text:date text:fixed="false" style:data-style-name="a575">8/3/2025</text:date></text:span></text:p>
        </draw:text-box>
        <svg:title/>
        <svg:desc/>
      </draw:frame>
      <draw:frame draw:id="id164" presentation:style-name="a580" draw:name="Footer Placeholder 3" svg:x="0.88in" svg:y="6.81in" svg:width="11.58in" svg:height="0.35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165" presentation:style-name="a583" draw:name="Slide Number Placeholder 4" svg:x="11.45in" svg:y="0.35in" svg:width="1in" svg:height="0.35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661">
      <draw:frame draw:id="id190" presentation:style-name="a665" draw:name="Date Placeholder 1" svg:x="0.88in" svg:y="0.35in" svg:width="4in" svg:height="0.35in" presentation:class="date-time" presentation:placeholder="false">
        <draw:text-box>
          <text:p text:style-name="a664" text:class-names="" text:cond-style-name=""><text:span text:style-name="a662" text:class-names=""><text:date text:fixed="false" style:data-style-name="a663">8/3/2025</text:date></text:span></text:p>
        </draw:text-box>
        <svg:title/>
        <svg:desc/>
      </draw:frame>
      <draw:frame draw:id="id191" presentation:style-name="a668" draw:name="Footer Placeholder 2" svg:x="0.88in" svg:y="6.81in" svg:width="11.58in" svg:height="0.35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192" presentation:style-name="a671" draw:name="Slide Number Placeholder 3" svg:x="11.45in" svg:y="0.35in" svg:width="1in" svg:height="0.35in" presentation:class="page-number" presentation:placeholder="false">
        <draw:text-box>
          <text:p text:style-name="a670" text:class-names="" text:cond-style-name=""><text:span text:style-name="a66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672">
      <draw:g draw:name="Group 73" draw:id="id193">
        <svg:title/>
        <svg:desc/>
        <draw:custom-shape svg:x="1.42882in" svg:y="0in" svg:width="4.22396in" svg:height="7.48438in" draw:id="id204" draw:style-name="a717" draw:name="Freeform 5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205" draw:style-name="a720" draw:name="Freeform 6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206" draw:style-name="a723" draw:name="Freeform 7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207" draw:style-name="a727" draw:name="Freeform 8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208" draw:style-name="a731" draw:name="Freeform 9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209" draw:style-name="a735" draw:name="Freeform 10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210" draw:style-name="a738" draw:name="Freeform 11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211" draw:style-name="a741" draw:name="Freeform 12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212" draw:style-name="a744" draw:name="Freeform 13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213" draw:style-name="a747" draw:name="Freeform 14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214" draw:style-name="a750" draw:name="Freeform 15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215" draw:style-name="a753" draw:name="Freeform 16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216" draw:style-name="a756" draw:name="Freeform 17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217" draw:style-name="a759" draw:name="Freeform 18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218" draw:style-name="a762" draw:name="Freeform 19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219" draw:style-name="a766" draw:name="Freeform 20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220" draw:style-name="a770" draw:name="Freeform 21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221" draw:style-name="a773" draw:name="Freeform 22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222" draw:style-name="a776" draw:name="Freeform 23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223" draw:style-name="a779" draw:name="Freeform 24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224" draw:style-name="a782" draw:name="Freeform 25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0" draw:id="id194">
        <svg:title/>
        <svg:desc/>
        <draw:custom-shape svg:x="0.87505in" svg:y="1.85869in" svg:width="4.01846in" svg:height="0.55in" draw:id="id201" draw:style-name="a708" draw:name="Rectangle 21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02" draw:style-name="a711" draw:transform="translate(-0.17278in -0.14895in) rotate(-3.14159) translate(2.88764in 5.50504in)" draw:name="Isosceles Triangle 22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203" draw:style-name="a714" draw:name="Rectangle 32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95" presentation:style-name="a675" draw:name="Title 1" svg:x="0.97182in" svg:y="2.57221in" svg:width="3.82896in" svg:height="1.33781in" presentation:class="title" presentation:placeholder="false">
        <draw:text-box>
          <text:p text:style-name="a674" text:class-names="" text:cond-style-name=""><text:span text:style-name="a673" text:class-names="">Click to edit Master title style</text:span></text:p>
        </draw:text-box>
        <svg:title/>
        <svg:desc/>
      </draw:frame>
      <draw:frame draw:id="id196" presentation:style-name="a691" draw:name="Content Placeholder 2" svg:x="5.58835in" svg:y="0.87796in" svg:width="6.86246in" svg:height="5.7414in" presentation:class="object" presentation:placeholder="false">
        <draw:text-box>
          <text:list text:style-name="a678">
            <text:list-item>
              <text:p text:style-name="a677" text:class-names="" text:cond-style-name=""><text:span text:style-name="a676" text:class-names="">Click to edit Master text styles</text:span></text:p>
            </text:list-item>
          </text:list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Second level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Third level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695" draw:name="Text Placeholder 3" svg:x="0.97182in" svg:y="3.91534in" svg:width="3.82896in" svg:height="1.33548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</draw:text-box>
        <svg:title/>
        <svg:desc/>
      </draw:frame>
      <draw:frame draw:id="id198" presentation:style-name="a699" draw:name="Date Placeholder 4" svg:x="0.88in" svg:y="0.35in" svg:width="4in" svg:height="0.35in" presentation:class="date-time" presentation:placeholder="false">
        <draw:text-box>
          <text:p text:style-name="a698" text:class-names="" text:cond-style-name=""><text:span text:style-name="a696" text:class-names=""><text:date text:fixed="false" style:data-style-name="a697">8/3/2025</text:date></text:span></text:p>
        </draw:text-box>
        <svg:title/>
        <svg:desc/>
      </draw:frame>
      <draw:frame draw:id="id199" presentation:style-name="a702" draw:name="Footer Placeholder 5" svg:x="0.88in" svg:y="6.81in" svg:width="11.58in" svg:height="0.35in" presentation:class="footer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200" presentation:style-name="a705" draw:name="Slide Number Placeholder 6" svg:x="11.45in" svg:y="0.35in" svg:width="1in" svg:height="0.35in" presentation:class="page-number" presentation:placeholder="false">
        <draw:text-box>
          <text:p text:style-name="a704" text:class-names="" text:cond-style-name=""><text:span text:style-name="a703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783">
      <draw:g draw:name="Group 72" draw:id="id225">
        <svg:title/>
        <svg:desc/>
        <draw:custom-shape svg:x="-0.36054in" svg:y="1.41176in" svg:width="10.61111in" svg:height="6.09527in" draw:id="id236" draw:style-name="a815" draw:name="Freeform 5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237" draw:style-name="a818" draw:name="Freeform 6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238" draw:style-name="a822" draw:name="Freeform 7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239" draw:style-name="a825" draw:name="Freeform 8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240" draw:style-name="a828" draw:name="Freeform 9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241" draw:style-name="a831" draw:name="Freeform 10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242" draw:style-name="a834" draw:name="Freeform 11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243" draw:style-name="a837" draw:name="Freeform 12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244" draw:style-name="a841" draw:name="Freeform 13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245" draw:style-name="a845" draw:name="Freeform 14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246" draw:style-name="a849" draw:name="Freeform 15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247" draw:style-name="a853" draw:name="Freeform 16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248" draw:style-name="a856" draw:name="Freeform 17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249" draw:style-name="a859" draw:name="Freeform 18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250" draw:style-name="a862" draw:name="Freeform 19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251" draw:style-name="a865" draw:name="Freeform 20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252" draw:style-name="a868" draw:name="Freeform 21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253" draw:style-name="a872" draw:name="Freeform 22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254" draw:style-name="a875" draw:name="Freeform 23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75" draw:id="id226">
        <svg:title/>
        <svg:desc/>
        <draw:custom-shape svg:x="0.88073in" svg:y="1.85732in" svg:width="6.49775in" svg:height="0.55in" draw:id="id233" draw:style-name="a806" draw:name="Rectangle 76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34" draw:style-name="a809" draw:transform="translate(-0.17278in -0.14895in) rotate(-3.14159) translate(4.12958in 5.50366in)" draw:name="Isosceles Triangle 9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073in" svg:y="2.48732in" svg:width="6.49775in" svg:height="2.87in" draw:id="id235" draw:style-name="a812" draw:name="Rectangle 78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7" presentation:style-name="a786" draw:name="Picture Placeholder 2" svg:x="8.24968in" svg:y="0in" svg:width="5.08365in" svg:height="7.5in" presentation:class="graphic" presentation:placeholder="false">
        <draw:text-box>
          <text:p text:style-name="a785" text:class-names="" text:cond-style-name=""><text:span text:style-name="a784" text:class-names="">Click icon to add picture</text:span></text:p>
        </draw:text-box>
        <svg:title/>
        <svg:desc/>
      </draw:frame>
      <draw:frame draw:id="id228" presentation:style-name="a789" draw:name="Title 1" svg:x="0.96833in" svg:y="2.58121in" svg:width="6.31742in" svg:height="1.28831in" presentation:class="title" presentation:placeholder="false">
        <draw:text-box>
          <text:p text:style-name="a788" text:class-names="" text:cond-style-name=""><text:span text:style-name="a787" text:class-names="">Click to edit Master title style</text:span></text:p>
        </draw:text-box>
        <svg:title/>
        <svg:desc/>
      </draw:frame>
      <draw:frame draw:id="id229" presentation:style-name="a793" draw:name="Text Placeholder 3" svg:x="0.96833in" svg:y="3.87687in" svg:width="6.31742in" svg:height="1.39348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Click to edit Master text styles</text:span></text:p>
            </text:list-item>
          </text:list>
        </draw:text-box>
        <svg:title/>
        <svg:desc/>
      </draw:frame>
      <draw:frame draw:id="id230" presentation:style-name="a797" draw:name="Date Placeholder 4" svg:x="0.88in" svg:y="0.35in" svg:width="4in" svg:height="0.35in" presentation:class="date-time" presentation:placeholder="false">
        <draw:text-box>
          <text:p text:style-name="a796" text:class-names="" text:cond-style-name=""><text:span text:style-name="a794" text:class-names=""><text:date text:fixed="false" style:data-style-name="a795">8/3/2025</text:date></text:span></text:p>
        </draw:text-box>
        <svg:title/>
        <svg:desc/>
      </draw:frame>
      <draw:frame draw:id="id231" presentation:style-name="a800" draw:name="Footer Placeholder 5" svg:x="0.88in" svg:y="6.81in" svg:width="6.49847in" svg:height="0.35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232" presentation:style-name="a803" draw:name="Slide Number Placeholder 6" svg:x="6.37399in" svg:y="0.35in" svg:width="1in" svg:height="0.35in" presentation:class="page-number" presentation:placeholder="false">
        <draw:text-box>
          <text:p text:style-name="a802" text:class-names="" text:cond-style-name=""><text:span text:style-name="a801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876">
      <draw:g draw:name="Group 74" draw:id="id255">
        <svg:title/>
        <svg:desc/>
        <draw:custom-shape svg:x="1.42882in" svg:y="0in" svg:width="4.22396in" svg:height="7.48438in" draw:id="id265" draw:style-name="a917" draw:name="Freeform 5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266" draw:style-name="a920" draw:name="Freeform 6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267" draw:style-name="a923" draw:name="Freeform 7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268" draw:style-name="a927" draw:name="Freeform 8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269" draw:style-name="a931" draw:name="Freeform 9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270" draw:style-name="a935" draw:name="Freeform 10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271" draw:style-name="a938" draw:name="Freeform 11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272" draw:style-name="a941" draw:name="Freeform 12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273" draw:style-name="a944" draw:name="Freeform 13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274" draw:style-name="a947" draw:name="Freeform 14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275" draw:style-name="a950" draw:name="Freeform 15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276" draw:style-name="a953" draw:name="Freeform 16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277" draw:style-name="a956" draw:name="Freeform 17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278" draw:style-name="a959" draw:name="Freeform 18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279" draw:style-name="a962" draw:name="Freeform 19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280" draw:style-name="a966" draw:name="Freeform 20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281" draw:style-name="a970" draw:name="Freeform 21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282" draw:style-name="a973" draw:name="Freeform 22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283" draw:style-name="a976" draw:name="Freeform 23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284" draw:style-name="a979" draw:name="Freeform 24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285" draw:style-name="a982" draw:name="Freeform 25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1" draw:id="id256">
        <svg:title/>
        <svg:desc/>
        <draw:custom-shape svg:x="0.87505in" svg:y="1.85869in" svg:width="4.01846in" svg:height="0.55in" draw:id="id262" draw:style-name="a908" draw:name="Rectangle 22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63" draw:style-name="a911" draw:transform="translate(-0.17278in -0.14895in) rotate(-3.14159) translate(2.88764in 5.50504in)" draw:name="Isosceles Triangle 22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264" draw:style-name="a914" draw:name="Rectangle 24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57" presentation:style-name="a879" draw:name="Title 1" svg:x="0.97182in" svg:y="2.56991in" svg:width="3.82895in" svg:height="2.6864in" presentation:class="title" presentation:placeholder="false">
        <draw:text-box>
          <text:p text:style-name="a878" text:class-names="" text:cond-style-name=""><text:span text:style-name="a877" text:class-names="">Click to edit Master title style</text:span></text:p>
        </draw:text-box>
        <svg:title/>
        <svg:desc/>
      </draw:frame>
      <draw:frame draw:id="id258" presentation:style-name="a895" draw:name="Vertical Text Placeholder 2" svg:x="5.58835in" svg:y="0.86912in" svg:width="6.86246in" svg:height="5.74922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>Click to edit Master text styles</text:span></text:p>
            </text:list-item>
          </text:list>
          <text:list text:style-name="a885">
            <text:list-item>
              <text:list text:style-name="a885">
                <text:list-item>
                  <text:p text:style-name="a884" text:class-names="" text:cond-style-name=""><text:span text:style-name="a883" text:class-names="">Second level</text:span></text:p>
                </text:list-item>
              </text:list>
            </text:list-item>
          </text:list>
          <text:list text:style-name="a888">
            <text:list-item>
              <text:list text:style-name="a888">
                <text:list-item>
                  <text:list text:style-name="a888">
                    <text:list-item>
                      <text:p text:style-name="a887" text:class-names="" text:cond-style-name=""><text:span text:style-name="a886" text:class-names="">Third level</text:span></text:p>
                    </text:list-item>
                  </text:list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list text:style-name="a891">
                        <text:list-item>
                          <text:p text:style-name="a890" text:class-names="" text:cond-style-name=""><text:span text:style-name="a8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list text:style-name="a894">
                            <text:list-item>
                              <text:p text:style-name="a893" text:class-names="" text:cond-style-name=""><text:span text:style-name="a8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899" draw:name="Date Placeholder 3" svg:x="0.88in" svg:y="0.35in" svg:width="4in" svg:height="0.35in" presentation:class="date-time" presentation:placeholder="false">
        <draw:text-box>
          <text:p text:style-name="a898" text:class-names="" text:cond-style-name=""><text:span text:style-name="a896" text:class-names=""><text:date text:fixed="false" style:data-style-name="a897">8/3/2025</text:date></text:span></text:p>
        </draw:text-box>
        <svg:title/>
        <svg:desc/>
      </draw:frame>
      <draw:frame draw:id="id260" presentation:style-name="a902" draw:name="Footer Placeholder 4" svg:x="0.88in" svg:y="6.81in" svg:width="11.58in" svg:height="0.35in" presentation:class="footer" presentation:placeholder="false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261" presentation:style-name="a905" draw:name="Slide Number Placeholder 5" svg:x="11.45in" svg:y="0.35in" svg:width="1in" svg:height="0.35in" presentation:class="page-number" presentation:placeholder="false">
        <draw:text-box>
          <text:p text:style-name="a904" text:class-names="" text:cond-style-name=""><text:span text:style-name="a90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983">
      <draw:g draw:name="Group 74" draw:id="id286">
        <svg:title/>
        <svg:desc/>
        <draw:custom-shape svg:x="7.65278in" svg:y="0in" svg:width="4.22396in" svg:height="7.48438in" draw:id="id296" draw:style-name="a1024" draw:name="Freeform 5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type="non-primitive" svg:viewBox="0 0 813 1440" draw:enhanced-path="M ?f1 ?f0 C ?f3 ?f4 ?f0 ?f5 ?f6 ?f2 N" draw:text-areas="?f11 ?f13 ?f12 ?f14" draw:mirror-horizontal="true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1.68403in" svg:height="0.60764in" draw:id="id297" draw:style-name="a1027" draw:name="Freeform 6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type="non-primitive" svg:viewBox="0 0 324 117" draw:enhanced-path="M ?f1 ?f2 C ?f3 ?f4 ?f5 ?f6 ?f0 ?f0 N" draw:text-areas="?f11 ?f13 ?f12 ?f14" draw:mirror-horizontal="true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48264in" svg:width="2.09896in" svg:height="2.00174in" draw:id="id298" draw:style-name="a1030" draw:name="Freeform 7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404 385" draw:enhanced-path="M ?f0 ?f2 C ?f3 ?f4 ?f5 ?f6 ?f1 ?f0 N" draw:text-areas="?f11 ?f13 ?f12 ?f14" draw:mirror-horizontal="true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05903in" svg:y="0in" svg:width="4.02083in" svg:height="7.48438in" draw:id="id299" draw:style-name="a1034" draw:name="Freeform 8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type="non-primitive" svg:viewBox="0 0 774 1440" draw:enhanced-path="M ?f1 ?f0 C ?f3 ?f4 ?f0 ?f5 ?f6 ?f2 N" draw:text-areas="?f11 ?f13 ?f12 ?f14" draw:mirror-horizontal="true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1.05382in" svg:height="0.40104in" draw:id="id300" draw:style-name="a1038" draw:name="Freeform 9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203 77" draw:enhanced-path="M ?f1 ?f2 C ?f3 ?f4 ?f5 ?f6 ?f0 ?f0 N" draw:text-areas="?f11 ?f13 ?f12 ?f14" draw:mirror-horizontal="true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5.7691in" svg:width="1.82292in" svg:height="1.72569in" draw:id="id301" draw:style-name="a1042" draw:name="Freeform 10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351 332" draw:enhanced-path="M ?f0 ?f2 C ?f3 ?f4 ?f5 ?f6 ?f1 ?f0 N" draw:text-areas="?f11 ?f13 ?f12 ?f14" draw:mirror-horizontal="true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25in" svg:y="0in" svg:width="3.96007in" svg:height="7.48438in" draw:id="id302" draw:style-name="a1045" draw:name="Freeform 11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type="non-primitive" svg:viewBox="0 0 762 1440" draw:enhanced-path="M ?f1 ?f0 C ?f3 ?f4 ?f0 ?f5 ?f6 ?f2 N" draw:text-areas="?f11 ?f13 ?f12 ?f14" draw:mirror-horizontal="true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0.72743in" svg:height="0.28125in" draw:id="id303" draw:style-name="a1048" draw:name="Freeform 12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140 54" draw:enhanced-path="M ?f1 ?f2 C ?f3 ?f4 ?f5 ?f6 ?f0 ?f0 N" draw:text-areas="?f11 ?f13 ?f12 ?f14" draw:mirror-horizontal="true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91493in" svg:width="1.6684in" svg:height="1.56944in" draw:id="id304" draw:style-name="a1051" draw:name="Freeform 13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321 302" draw:enhanced-path="M ?f0 ?f2 C ?f3 ?f4 ?f5 ?f6 ?f1 ?f0 N" draw:text-areas="?f11 ?f13 ?f12 ?f14" draw:mirror-horizontal="true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66146in" svg:y="0in" svg:width="3.54861in" svg:height="7.48438in" draw:id="id305" draw:style-name="a1054" draw:name="Freeform 14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683 1440" draw:enhanced-path="M ?f1 ?f0 C ?f3 ?f4 ?f0 ?f5 ?f6 ?f2 N" draw:text-areas="?f11 ?f13 ?f12 ?f14" draw:mirror-horizontal="true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03472in" svg:width="1.49132in" svg:height="1.44965in" draw:id="id306" draw:style-name="a1057" draw:name="Freeform 15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287 279" draw:enhanced-path="M ?f0 ?f2 C ?f3 ?f4 ?f5 ?f6 ?f1 ?f0 N" draw:text-areas="?f11 ?f13 ?f12 ?f14" draw:mirror-horizontal="true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80035in" svg:y="0in" svg:width="3.53299in" svg:height="7.48438in" draw:id="id307" draw:style-name="a1060" draw:name="Freeform 16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680 1440" draw:enhanced-path="M ?f1 ?f0 C ?f3 ?f4 ?f0 ?f5 ?f6 ?f2 N" draw:text-areas="?f11 ?f13 ?f12 ?f14" draw:mirror-horizontal="true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22743in" svg:width="1.29861in" svg:height="1.25694in" draw:id="id308" draw:style-name="a1063" draw:name="Freeform 17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250 242" draw:enhanced-path="M ?f0 ?f2 C ?f3 ?f4 ?f5 ?f6 ?f1 ?f0 N" draw:text-areas="?f11 ?f13 ?f12 ?f14" draw:mirror-horizontal="true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03472in" svg:y="0in" svg:width="3.74132in" svg:height="7.48438in" draw:id="id309" draw:style-name="a1066" draw:name="Freeform 18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type="non-primitive" svg:viewBox="0 0 720 1440" draw:enhanced-path="M ?f1 ?f0 C ?f3 ?f4 ?f0 ?f5 ?f6 ?f2 N" draw:text-areas="?f11 ?f13 ?f12 ?f14" draw:mirror-horizontal="true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61632in" svg:width="0.96181in" svg:height="0.86806in" draw:id="id310" draw:style-name="a1069" draw:name="Freeform 19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185 167" draw:enhanced-path="M ?f0 ?f2 C ?f3 ?f4 ?f5 ?f6 ?f1 ?f0 N" draw:text-areas="?f11 ?f13 ?f12 ?f14" draw:mirror-horizontal="true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67882in" svg:y="0in" svg:width="2.97222in" svg:height="7.48438in" draw:id="id311" draw:style-name="a1073" draw:name="Freeform 20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type="non-primitive" svg:viewBox="0 0 572 1440" draw:enhanced-path="M ?f1 ?f0 C ?f3 ?f4 ?f0 ?f5 ?f6 ?f2 N" draw:text-areas="?f11 ?f13 ?f12 ?f14" draw:mirror-horizontal="true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79861in" svg:y="0in" svg:width="3.22049in" svg:height="7.48438in" draw:id="id312" draw:style-name="a1077" draw:name="Freeform 21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620 1440" draw:enhanced-path="M ?f1 ?f0 C ?f3 ?f4 ?f0 ?f5 ?f6 ?f2 N" draw:text-areas="?f11 ?f13 ?f12 ?f14" draw:mirror-horizontal="true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13368in" svg:y="0in" svg:width="2.62847in" svg:height="7.48438in" draw:id="id313" draw:style-name="a1080" draw:name="Freeform 22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type="non-primitive" svg:viewBox="0 0 506 1440" draw:enhanced-path="M ?f1 ?f0 C ?f3 ?f4 ?f0 ?f5 ?f6 ?f2 N" draw:text-areas="?f11 ?f13 ?f12 ?f14" draw:mirror-horizontal="true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35243in" svg:y="0.01042in" svg:width="1.9375in" svg:height="3.49826in" draw:id="id314" draw:style-name="a1083" draw:name="Freeform 23">
          <svg:title/>
          <svg:desc/>
          <text:p text:style-name="a1082" text:class-names="" text:cond-style-name=""><text:span text:style-name="a1081" text:class-names=""/></text:p>
          <draw:enhanced-geometry xmlns:dr3d="urn:oasis:names:tc:opendocument:xmlns:dr3d:1.0" draw:type="non-primitive" svg:viewBox="0 0 373 673" draw:enhanced-path="M ?f1 ?f0 C ?f3 ?f4 ?f5 ?f6 ?f0 ?f2 N" draw:text-areas="?f11 ?f13 ?f12 ?f14" draw:mirror-horizontal="true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3.06597in" svg:y="6.57986in" svg:width="0.23438in" svg:height="0.90451in" draw:id="id315" draw:style-name="a1086" draw:name="Freeform 24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type="non-primitive" svg:viewBox="0 0 45 174" draw:enhanced-path="M ?f0 ?f0 C ?f3 ?f4 ?f5 ?f6 ?f1 ?f2 N" draw:text-areas="?f11 ?f13 ?f12 ?f14" draw:mirror-horizontal="true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5816in" svg:y="0in" svg:width="1.70833in" svg:height="2.4375in" draw:id="id316" draw:style-name="a1089" draw:name="Freeform 25">
          <svg:title/>
          <svg:desc/>
          <text:p text:style-name="a1088" text:class-names="" text:cond-style-name=""><text:span text:style-name="a1087" text:class-names=""/></text:p>
          <draw:enhanced-geometry xmlns:dr3d="urn:oasis:names:tc:opendocument:xmlns:dr3d:1.0" draw:type="non-primitive" svg:viewBox="0 0 329 469" draw:enhanced-path="M ?f1 ?f0 C ?f3 ?f4 ?f5 ?f6 ?f0 ?f2 N" draw:text-areas="?f11 ?f13 ?f12 ?f14" draw:mirror-horizontal="true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1" draw:id="id287">
        <svg:title/>
        <svg:desc/>
        <draw:custom-shape svg:x="8.44154in" svg:y="1.85869in" svg:width="4.01846in" svg:height="0.55in" draw:id="id293" draw:style-name="a1015" draw:name="Rectangle 22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94" draw:style-name="a1018" draw:transform="translate(-0.17278in -0.14895in) rotate(-3.14159) translate(10.45414in 5.50504in)" draw:name="Isosceles Triangle 22">
          <svg:title/>
          <svg:desc/>
          <text:p text:style-name="a1017" text:class-names="" text:cond-style-name=""><text:span text:style-name="a10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8.44832in" svg:y="2.48869in" svg:width="4.01168in" svg:height="2.87in" draw:id="id295" draw:style-name="a1021" draw:name="Rectangle 24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88" presentation:style-name="a986" draw:name="Vertical Title 1" svg:x="8.53832in" svg:y="2.56991in" svg:width="3.82895in" svg:height="2.6864in" presentation:class="title" presentation:placeholder="false">
        <draw:text-box>
          <text:p text:style-name="a985" text:class-names="" text:cond-style-name=""><text:span text:style-name="a984" text:class-names="">Click to edit Master title style</text:span></text:p>
        </draw:text-box>
        <svg:title/>
        <svg:desc/>
      </draw:frame>
      <draw:frame draw:id="id289" presentation:style-name="a1002" draw:name="Vertical Text Placeholder 2" svg:x="0.87789in" svg:y="0.87319in" svg:width="6.85545in" svg:height="5.74946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Click to edit Master text styles</text:span></text:p>
            </text:list-item>
          </text:list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Second level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1006" draw:name="Date Placeholder 3" svg:x="0.88in" svg:y="0.35in" svg:width="4in" svg:height="0.35in" presentation:class="date-time" presentation:placeholder="false">
        <draw:text-box>
          <text:p text:style-name="a1005" text:class-names="" text:cond-style-name=""><text:span text:style-name="a1003" text:class-names=""><text:date text:fixed="false" style:data-style-name="a1004">8/3/2025</text:date></text:span></text:p>
        </draw:text-box>
        <svg:title/>
        <svg:desc/>
      </draw:frame>
      <draw:frame draw:id="id291" presentation:style-name="a1009" draw:name="Footer Placeholder 4" svg:x="0.88in" svg:y="6.81in" svg:width="11.58in" svg:height="0.35in" presentation:class="footer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292" presentation:style-name="a1012" draw:name="Slide Number Placeholder 5" svg:x="11.45in" svg:y="0.35in" svg:width="1in" svg:height="0.35in" presentation:class="page-number" presentation:placeholder="false">
        <draw:text-box>
          <text:p text:style-name="a1011" text:class-names="" text:cond-style-name=""><text:span text:style-name="a101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John Smith</meta:initial-creator>
    <dc:creator>John Smith</dc:creator>
    <meta:creation-date>2025-08-02T09:08:44Z</meta:creation-date>
    <dc:date>2025-08-03T13:55:12Z</dc:date>
    <meta:template xlink:href="%7bC9EA4CDC-EF0C-47CE-9F6F-633397DE24C1%7dtf16401371" xlink:type="simple"/>
    <meta:editing-cycles>5</meta:editing-cycles>
    <meta:editing-duration>PT20223S</meta:editing-duration>
    <meta:document-statistic meta:paragraph-count="45" meta:word-count="275"/>
  </office:meta>
</office:document-meta>
</file>